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Pictures/100002010000042200000253BB98092020564863.png" manifest:media-type="image/png"/>
  <manifest:file-entry manifest:full-path="Pictures/1000020100000500000003918710FFFB59FCE41A.png" manifest:media-type="image/png"/>
  <manifest:file-entry manifest:full-path="Pictures/10000201000005000000039178155E04348F384A.png" manifest:media-type="image/png"/>
  <manifest:file-entry manifest:full-path="Pictures/100002010000050000000391DC3E68AA3F8C6E92.png" manifest:media-type="image/png"/>
  <manifest:file-entry manifest:full-path="Pictures/100002010000049C0000035FD73B903B5BAA8206.png" manifest:media-type="image/png"/>
  <manifest:file-entry manifest:full-path="Pictures/10000201000004980000035884C2EA0318093FCC.png" manifest:media-type="image/png"/>
  <manifest:file-entry manifest:full-path="Pictures/100002010000049A00000353D5DE2A880FD67426.png" manifest:media-type="image/png"/>
  <manifest:file-entry manifest:full-path="Pictures/100002010000049D0000034E4AE372EACEAA4A59.png" manifest:media-type="image/png"/>
  <manifest:file-entry manifest:full-path="Pictures/10000201000005000000039179A46DFB611968ED.png" manifest:media-type="image/png"/>
  <manifest:file-entry manifest:full-path="Pictures/10000000000006D0000003CE74BF72394761CACE.png" manifest:media-type="image/png"/>
  <manifest:file-entry manifest:full-path="Pictures/1000020100000500000003915DA7F879F2DDC9B8.png" manifest:media-type="image/png"/>
  <manifest:file-entry manifest:full-path="Pictures/1000020100000493000003518F2005C13CE0C7AF.png" manifest:media-type="image/png"/>
  <manifest:file-entry manifest:full-path="Pictures/1000000000000421000002FD1F994911206343E2.png" manifest:media-type="image/png"/>
  <manifest:file-entry manifest:full-path="Pictures/100000000000044A00000354853924961EF00C7D.png" manifest:media-type="image/png"/>
  <manifest:file-entry manifest:full-path="Pictures/100000000000071500000344185AFE240043D441.png" manifest:media-type="image/png"/>
  <manifest:file-entry manifest:full-path="Pictures/1000020100000500000003916DA9A5C7CD4117CF.png" manifest:media-type="image/png"/>
  <manifest:file-entry manifest:full-path="Pictures/10000201000005000000039160ADE927BE0F28BA.png" manifest:media-type="image/png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7" manifest:media-type="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30" manifest:media-type=""/>
  <manifest:file-entry manifest:full-path="ObjectReplacements/Object 8" manifest:media-type="application/x-openoffice-gdimetafile;windows_formatname=&quot;GDIMetaFile&quot;"/>
  <manifest:file-entry manifest:full-path="ObjectReplacements/Object 28" manifest:media-type=""/>
  <manifest:file-entry manifest:full-path="ObjectReplacements/Object 20" manifest:media-type="application/x-openoffice-gdimetafile;windows_formatname=&quot;GDIMetaFile&quot;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0efef" draw:fill-color="#f0efef" draw:textarea-horizontal-align="justify" draw:textarea-vertical-align="middle" draw:auto-grow-height="false" fo:min-height="0.208cm" fo:min-width="3.87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e" draw:fill-color="#fffffe" draw:textarea-horizontal-align="justify" draw:textarea-vertical-align="middle" draw:auto-grow-height="false" fo:min-height="0.766cm" fo:min-width="2.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  <style:paragraph-properties style:writing-mode="lr-tb"/>
    </style:style>
    <style:style style:name="gr6" style:family="graphic" style:parent-style-name="standard">
      <style:graphic-properties svg:stroke-color="#fffffe" draw:fill-color="#fffffe" draw:textarea-horizontal-align="justify" draw:textarea-vertical-align="middle" draw:auto-grow-height="false" fo:min-height="0.258cm" fo:min-width="11.4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8" style:family="graphic" style:parent-style-name="standard">
      <style:graphic-properties svg:stroke-color="#fffffe" draw:fill-color="#fffffe" draw:textarea-horizontal-align="justify" draw:textarea-vertical-align="middle" draw:auto-grow-height="false" fo:min-height="0.654cm" fo:min-width="11.4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svg:stroke-color="#fffffe" draw:fill-color="#fffffe" draw:textarea-horizontal-align="justify" draw:textarea-vertical-align="middle" draw:auto-grow-height="false" fo:min-height="10.418cm" fo:min-width="1.024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svg:stroke-color="#fffffe" draw:fill-color="#fffffe" draw:textarea-horizontal-align="justify" draw:textarea-vertical-align="middle" draw:auto-grow-height="false" fo:min-height="13.974cm" fo:min-width="0.032cm"/>
    </style:style>
    <style:style style:name="gr13" style:family="graphic" style:parent-style-name="standard">
      <style:graphic-properties svg:stroke-color="#fffffe" draw:fill-color="#fffffe" draw:textarea-horizontal-align="justify" draw:textarea-vertical-align="middle" draw:auto-grow-height="false" fo:min-height="2.544cm" fo:min-width="1.478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color="#fffffe" draw:fill-color="#fffffe" draw:textarea-horizontal-align="justify" draw:textarea-vertical-align="middle" draw:auto-grow-height="false" fo:min-height="15.498cm" fo:min-width="3.056cm"/>
    </style:style>
    <style:style style:name="gr16" style:family="graphic" style:parent-style-name="standard">
      <style:graphic-properties svg:stroke-color="#fffffe" draw:fill-color="#fffffe" draw:textarea-horizontal-align="justify" draw:textarea-vertical-align="middle" draw:auto-grow-height="false" fo:min-height="2.038cm" fo:min-width="20.58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37cm"/>
      <style:paragraph-properties style:writing-mode="lr-tb"/>
    </style:style>
    <style:style style:name="gr19" style:family="graphic" style:parent-style-name="standard">
      <style:graphic-properties svg:stroke-color="#000000" draw:fill-color="#fffffe" draw:textarea-horizontal-align="justify" draw:textarea-vertical-align="middle" draw:auto-grow-height="false" fo:min-height="4.068cm" fo:min-width="4.072cm"/>
    </style:style>
    <style:style style:name="gr20" style:family="graphic" style:parent-style-name="objectwithoutfill">
      <style:graphic-properties svg:stroke-color="#00763b" draw:fill="solid" draw:textarea-vertical-align="middle"/>
    </style:style>
    <style:style style:name="gr21" style:family="graphic" style:parent-style-name="objectwithoutfill">
      <style:graphic-properties svg:stroke-color="#666666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8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25" style:family="graphic" style:parent-style-name="standard">
      <style:graphic-properties svg:stroke-color="#fffffe" draw:fill-color="#fffffe" draw:textarea-horizontal-align="justify" draw:textarea-vertical-align="middle" draw:auto-grow-height="false" fo:min-height="0.258cm" fo:min-width="0.516cm"/>
    </style:style>
    <style:style style:name="gr26" style:family="graphic" style:parent-style-name="standard">
      <style:graphic-properties svg:stroke-color="#fffffe" draw:fill-color="#fffffe" draw:textarea-horizontal-align="justify" draw:textarea-vertical-align="middle" draw:auto-grow-height="false" fo:min-height="1.066cm" fo:min-width="22.10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  <style:paragraph-properties style:writing-mode="lr-tb"/>
    </style:style>
    <style:style style:name="gr29" style:family="graphic" style:parent-style-name="standard">
      <style:graphic-properties svg:stroke-color="#fffffe" draw:fill-color="#fffffe" draw:textarea-horizontal-align="justify" draw:textarea-vertical-align="middle" draw:auto-grow-height="false" fo:min-height="11.942cm" fo:min-width="0.67cm"/>
    </style:style>
    <style:style style:name="gr30" style:family="graphic" style:parent-style-name="standard">
      <style:graphic-properties svg:stroke-color="#fffffe" draw:fill-color="#fffffe" draw:textarea-horizontal-align="justify" draw:textarea-vertical-align="middle" draw:auto-grow-height="false" fo:min-height="0.766cm" fo:min-width="18.742cm"/>
    </style:style>
    <style:style style:name="gr31" style:family="graphic" style:parent-style-name="standard">
      <style:graphic-properties svg:stroke-color="#fffffe" draw:fill-color="#fffffe" draw:textarea-horizontal-align="justify" draw:textarea-vertical-align="middle" draw:auto-grow-height="false" fo:min-height="0.766cm" fo:min-width="4.834cm"/>
    </style:style>
    <style:style style:name="gr32" style:family="graphic" style:parent-style-name="standard">
      <style:graphic-properties svg:stroke-color="#fffffe" draw:fill-color="#fffffe" draw:textarea-horizontal-align="justify" draw:textarea-vertical-align="middle" draw:auto-grow-height="false" fo:min-height="13.974cm" fo:min-width="0.77cm"/>
    </style:style>
    <style:style style:name="gr33" style:family="graphic" style:parent-style-name="standard">
      <style:graphic-properties svg:stroke-color="#fffffe" draw:fill-color="#fffffe" draw:textarea-horizontal-align="justify" draw:textarea-vertical-align="middle" draw:auto-grow-height="false" fo:min-height="0.512cm" fo:min-width="21.344cm"/>
    </style:style>
    <style:style style:name="gr34" style:family="graphic" style:parent-style-name="standard">
      <style:graphic-properties svg:stroke-color="#000000" draw:fill-color="#fffffe" draw:textarea-horizontal-align="justify" draw:textarea-vertical-align="middle" draw:auto-grow-height="false" fo:min-height="2.194cm" fo:min-width="4.072cm"/>
    </style:style>
    <style:style style:name="gr35" style:family="graphic" style:parent-style-name="objectwithoutfill">
      <style:graphic-properties svg:stroke-color="#3465a4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031cm"/>
      <style:paragraph-properties style:writing-mode="lr-tb"/>
    </style:style>
    <style:style style:name="gr37" style:family="graphic" style:parent-style-name="standard">
      <style:graphic-properties svg:stroke-color="#fffffe" draw:fill-color="#fffffe" draw:textarea-horizontal-align="justify" draw:textarea-vertical-align="middle" draw:auto-grow-height="false" fo:min-height="4.322cm" fo:min-width="26.9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40" style:family="graphic" style:parent-style-name="standard">
      <style:graphic-properties svg:stroke-color="#fffffe" draw:fill-color="#fffffe" draw:textarea-horizontal-align="justify" draw:textarea-vertical-align="middle" draw:auto-grow-height="false" fo:min-height="9.75cm" fo:min-width="1.17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43" style:family="graphic" style:parent-style-name="standard">
      <style:graphic-properties svg:stroke-color="#fffffe" draw:fill-color="#fffffe" draw:textarea-horizontal-align="justify" draw:textarea-vertical-align="middle" draw:auto-grow-height="false" fo:min-height="13.566cm" fo:min-width="1.36cm"/>
    </style:style>
    <style:style style:name="gr44" style:family="graphic" style:parent-style-name="standard">
      <style:graphic-properties svg:stroke-color="#fffffe" draw:fill-color="#fffffe" draw:textarea-horizontal-align="justify" draw:textarea-vertical-align="middle" draw:auto-grow-height="false" fo:min-height="0.766cm" fo:min-width="20.582cm"/>
    </style:style>
    <style:style style:name="gr45" style:family="graphic" style:parent-style-name="standard">
      <style:graphic-properties svg:stroke-color="#000000" draw:fill-color="#fffffe" draw:textarea-horizontal-align="justify" draw:textarea-vertical-align="middle" draw:auto-grow-height="false" fo:min-height="2.798cm" fo:min-width="4.07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8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48" style:family="graphic" style:parent-style-name="standard">
      <style:graphic-properties svg:stroke-color="#fffffe" draw:fill-color="#fffffe" draw:textarea-horizontal-align="justify" draw:textarea-vertical-align="middle" draw:auto-grow-height="false" fo:min-height="14.836cm" fo:min-width="1.3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8cm"/>
      <style:paragraph-properties style:writing-mode="lr-tb"/>
    </style:style>
    <style:style style:name="gr51" style:family="graphic" style:parent-style-name="standard">
      <style:graphic-properties svg:stroke-color="#fffffe" draw:fill-color="#fffffe" draw:textarea-horizontal-align="justify" draw:textarea-vertical-align="middle" draw:auto-grow-height="false" fo:min-height="1.274cm" fo:min-width="2.294cm"/>
    </style:style>
    <style:style style:name="gr52" style:family="graphic" style:parent-style-name="standard">
      <style:graphic-properties svg:stroke-color="#fffffe" draw:fill-color="#fffffe" draw:textarea-horizontal-align="justify" draw:textarea-vertical-align="middle" draw:auto-grow-height="false" fo:min-height="0.766cm" fo:min-width="3.31cm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svg:stroke-color="#fffffe" draw:fill-color="#fffffe" draw:textarea-horizontal-align="justify" draw:textarea-vertical-align="middle" draw:auto-grow-height="false" fo:min-height="14.736cm" fo:min-width="3.818cm"/>
    </style:style>
    <style:style style:name="gr55" style:family="graphic" style:parent-style-name="standard">
      <style:graphic-properties svg:stroke-color="#fffffe" draw:fill-color="#fffffe" draw:textarea-horizontal-align="justify" draw:textarea-vertical-align="middle" draw:auto-grow-height="false" fo:min-height="0.323cm" fo:min-width="22.6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  <style:paragraph-properties style:writing-mode="lr-tb"/>
    </style:style>
    <style:style style:name="gr57" style:family="graphic" style:parent-style-name="standard">
      <style:graphic-properties svg:stroke-color="#fffffe" draw:fill-color="#fffffe" draw:textarea-horizontal-align="justify" draw:textarea-vertical-align="middle" draw:auto-grow-height="false" fo:min-height="14.736cm" fo:min-width="1.024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60" style:family="graphic" style:parent-style-name="standard">
      <style:graphic-properties svg:stroke-color="#fffffe" draw:fill-color="#fffffe" draw:textarea-horizontal-align="justify" draw:textarea-vertical-align="middle" draw:auto-grow-height="false" fo:min-height="0.766cm" fo:min-width="21.114cm"/>
    </style:style>
    <style:style style:name="gr61" style:family="graphic" style:parent-style-name="standard">
      <style:graphic-properties svg:stroke-color="#000000" draw:fill-color="#fffffe" draw:textarea-horizontal-align="justify" draw:textarea-vertical-align="middle" draw:auto-grow-height="false" fo:min-height="6.492cm" fo:min-width="4.072cm"/>
    </style:style>
    <style:style style:name="gr62" style:family="graphic" style:parent-style-name="objectwithoutfill">
      <style:graphic-properties svg:stroke-color="#f9a1f6" draw:fill="solid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4cm" fo:min-width="0cm"/>
      <style:paragraph-properties style:writing-mode="lr-tb"/>
    </style:style>
    <style:style style:name="gr65" style:family="graphic" style:parent-style-name="standard">
      <style:graphic-properties svg:stroke-color="#fffffe" draw:fill-color="#fffffe" draw:textarea-horizontal-align="justify" draw:textarea-vertical-align="middle" draw:auto-grow-height="false" fo:min-height="2.544cm" fo:min-width="6.866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0efef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fffff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2" fo:font-size="1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2" fo:font-size="15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2" fo:font-size="16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text-properties fo:font-size="12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style:font-name="Times New Roman2" fo:font-size="12pt" style:font-size-asian="18pt" style:font-size-complex="18pt"/>
    </style:style>
    <style:style style:name="T1" style:family="text">
      <style:text-properties style:font-name="Times New Roman2" fo:font-size="15pt" style:font-size-asian="18pt" style:font-size-complex="18pt"/>
    </style:style>
    <style:style style:name="T2" style:family="text">
      <style:text-properties style:font-name="Times New Roman2" fo:font-size="14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font-name="Times New Roman2" fo:font-size="16pt" style:font-size-asian="18pt" style:font-size-complex="18pt"/>
    </style:style>
    <style:style style:name="T5" style:family="text">
      <style:text-properties style:font-name="Times New Roman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378cm" svg:height="0.458cm" svg:x="23.308cm" svg:y="15.0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999cm" svg:height="15.636cm" svg:x="0cm" svg:y="0cm">
          <draw:image xlink:href="Pictures/10000000000006D0000003CE74BF72394761CACE.png" xlink:type="simple" xlink:show="embed" xlink:actuate="onLoad" loext:mime-type="image/png">
            <text:p/>
          </draw:image>
        </draw:frame>
        <draw:custom-shape draw:style-name="gr3" draw:text-style-name="P3" draw:layer="layout" svg:width="2.54cm" svg:height="1.016cm" svg:x="25.3cm" svg:y="4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016cm" svg:x="25.3cm" svg:y="8.4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016cm" svg:x="25.3cm" svg:y="11.72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48cm" svg:height="1.377cm" svg:x="24.638cm" svg:y="2.255cm">
          <draw:text-box>
            <text:p><text:span text:style-name="T1">Pump</text:span><text:span text:style-name="T2"> = 2.4</text:span></text:p>
          </draw:text-box>
        </draw:frame>
        <draw:frame draw:style-name="gr5" draw:text-style-name="P5" draw:layer="layout" svg:width="3.048cm" svg:height="1.419cm" svg:x="24.638cm" svg:y="5.856cm">
          <draw:text-box>
            <text:p><text:span text:style-name="T1">Pump = 2.4</text:span></text:p>
            <text:p><text:span text:style-name="T1">+ </text:span></text:p>
          </draw:text-box>
        </draw:frame>
        <draw:frame draw:style-name="gr5" draw:text-style-name="P5" draw:layer="layout" svg:width="3.048cm" svg:height="1.419cm" svg:x="24.638cm" svg:y="9.157cm">
          <draw:text-box>
            <text:p><text:span text:style-name="T1">Pump = 4.4</text:span></text:p>
          </draw:text-box>
        </draw:frame>
        <draw:frame draw:style-name="gr5" draw:text-style-name="P5" draw:layer="layout" svg:width="3.048cm" svg:height="1.419cm" svg:x="24.638cm" svg:y="12.658cm">
          <draw:text-box>
            <text:p><text:span text:style-name="T1">Pump = 8.4</text:span></text:p>
          </draw:text-box>
        </draw:frame>
        <draw:custom-shape draw:style-name="gr6" draw:text-style-name="P3" draw:layer="layout" svg:width="11.938cm" svg:height="0.508cm" svg:x="2.032cm" svg:y="14.73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2.224cm" svg:height="0.806cm" svg:x="2cm" svg:y="14.692cm">
          <draw:text-box>
            <text:p><text:span text:style-name="T3">0 <text:s text:c="11"/>200 <text:s text:c="9"/>400 <text:s text:c="9"/>600 <text:s text:c="8"/>800 <text:s text:c="8"/>1000 </text:span></text:p>
          </draw:text-box>
        </draw:frame>
        <draw:custom-shape draw:style-name="gr8" draw:text-style-name="P3" draw:layer="layout" svg:width="11.938cm" svg:height="0.904cm" svg:x="15.832cm" svg:y="14.73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.97cm" svg:height="1.361cm" svg:x="16.178cm" svg:y="14.55cm">
          <draw:text-box>
            <text:p><text:span text:style-name="T3">0 <text:s text:c="11"/>200 <text:s text:c="9"/>400 <text:s text:c="9"/>600 <text:s text:c="8"/>800 <text:s text:c="8"/>1000 </text:span></text:p>
          </draw:text-box>
        </draw:frame>
        <draw:frame draw:style-name="gr9" draw:text-style-name="P7" draw:layer="layout" svg:width="3.528cm" svg:height="0.878cm" svg:x="19.84cm" svg:y="14.986cm">
          <draw:text-box>
            <text:p><text:span text:style-name="T4">Time (U.arb)</text:span></text:p>
          </draw:text-box>
        </draw:frame>
        <draw:custom-shape draw:style-name="gr10" draw:text-style-name="P3" draw:layer="layout" svg:width="1.524cm" svg:height="10.668cm" svg:x="14.424cm" svg:y="4.826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15cm" svg:height="0.508cm" draw:transform="rotate (1.5707963267949) translate (14.224cm 14.478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0.938cm" svg:height="0.806cm" svg:x="15.24cm" svg:y="13.97cm">
          <draw:text-box>
            <text:p><text:span text:style-name="T3">0 </text:span></text:p>
          </draw:text-box>
        </draw:frame>
        <draw:frame draw:style-name="gr7" draw:text-style-name="P6" draw:layer="layout" svg:width="1.524cm" svg:height="0.806cm" svg:x="14.786cm" svg:y="12.83cm">
          <draw:text-box>
            <text:p><text:span text:style-name="T3">100 </text:span></text:p>
          </draw:text-box>
        </draw:frame>
        <draw:frame draw:style-name="gr7" draw:text-style-name="P6" draw:layer="layout" svg:width="1.524cm" svg:height="0.806cm" svg:x="14.786cm" svg:y="11.63cm">
          <draw:text-box>
            <text:p><text:span text:style-name="T3">200 </text:span></text:p>
          </draw:text-box>
        </draw:frame>
        <draw:frame draw:style-name="gr7" draw:text-style-name="P6" draw:layer="layout" svg:width="1.524cm" svg:height="0.806cm" svg:x="14.786cm" svg:y="9.43cm">
          <draw:text-box>
            <text:p><text:span text:style-name="T3">200 </text:span></text:p>
          </draw:text-box>
        </draw:frame>
        <draw:frame draw:style-name="gr7" draw:text-style-name="P6" draw:layer="layout" svg:width="1.524cm" svg:height="0.806cm" svg:x="14.786cm" svg:y="8.33cm">
          <draw:text-box>
            <text:p><text:span text:style-name="T3">400 </text:span></text:p>
          </draw:text-box>
        </draw:frame>
        <draw:frame draw:style-name="gr7" draw:text-style-name="P6" draw:layer="layout" svg:width="0.938cm" svg:height="0.806cm" svg:x="15.24cm" svg:y="10.57cm">
          <draw:text-box>
            <text:p><text:span text:style-name="T3">0 </text:span></text:p>
          </draw:text-box>
        </draw:frame>
        <draw:frame draw:style-name="gr7" draw:text-style-name="P6" draw:layer="layout" svg:width="0.938cm" svg:height="0.806cm" svg:x="15.24cm" svg:y="6.97cm">
          <draw:text-box>
            <text:p><text:span text:style-name="T3">0 </text:span></text:p>
          </draw:text-box>
        </draw:frame>
        <draw:frame draw:style-name="gr7" draw:text-style-name="P6" draw:layer="layout" svg:width="1.524cm" svg:height="0.806cm" svg:x="14.786cm" svg:y="5.13cm">
          <draw:text-box>
            <text:p><text:span text:style-name="T3">100 </text:span></text:p>
          </draw:text-box>
        </draw:frame>
        <draw:custom-shape draw:style-name="gr12" draw:text-style-name="P3" draw:layer="layout" svg:width="0.532cm" svg:height="14.224cm" svg:x="1.016cm" svg:y="1.2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938cm" svg:height="0.806cm" svg:x="0.94cm" svg:y="13.47cm">
          <draw:text-box>
            <text:p><text:span text:style-name="T3">0 </text:span></text:p>
          </draw:text-box>
        </draw:frame>
        <draw:frame draw:style-name="gr7" draw:text-style-name="P6" draw:layer="layout" svg:width="0.938cm" svg:height="0.806cm" svg:x="0.94cm" svg:y="12.27cm">
          <draw:text-box>
            <text:p><text:span text:style-name="T3">2 </text:span></text:p>
          </draw:text-box>
        </draw:frame>
        <draw:frame draw:style-name="gr7" draw:text-style-name="P6" draw:layer="layout" svg:width="0.938cm" svg:height="0.806cm" svg:x="0.94cm" svg:y="9.97cm">
          <draw:text-box>
            <text:p><text:span text:style-name="T3">0 </text:span></text:p>
          </draw:text-box>
        </draw:frame>
        <draw:frame draw:style-name="gr7" draw:text-style-name="P6" draw:layer="layout" svg:width="0.938cm" svg:height="0.806cm" svg:x="0.962cm" svg:y="8.636cm">
          <draw:text-box>
            <text:p><text:span text:style-name="T3">2</text:span></text:p>
          </draw:text-box>
        </draw:frame>
        <draw:frame draw:style-name="gr7" draw:text-style-name="P6" draw:layer="layout" svg:width="0.938cm" svg:height="0.806cm" svg:x="0.94cm" svg:y="6.37cm">
          <draw:text-box>
            <text:p><text:span text:style-name="T3">0 </text:span></text:p>
          </draw:text-box>
        </draw:frame>
        <draw:frame draw:style-name="gr7" draw:text-style-name="P6" draw:layer="layout" svg:width="0.938cm" svg:height="0.806cm" svg:x="0.94cm" svg:y="5.07cm">
          <draw:text-box>
            <text:p><text:span text:style-name="T3">2 </text:span></text:p>
          </draw:text-box>
        </draw:frame>
        <draw:frame draw:style-name="gr7" draw:text-style-name="P6" draw:layer="layout" svg:width="0.938cm" svg:height="0.806cm" svg:x="0.94cm" svg:y="3.07cm">
          <draw:text-box>
            <text:p><text:span text:style-name="T3">0 </text:span></text:p>
          </draw:text-box>
        </draw:frame>
        <draw:frame draw:style-name="gr7" draw:text-style-name="P6" draw:layer="layout" svg:width="0.938cm" svg:height="0.806cm" svg:x="0.94cm" svg:y="1.27cm">
          <draw:text-box>
            <text:p><text:span text:style-name="T3">2</text:span></text:p>
          </draw:text-box>
        </draw:frame>
        <draw:custom-shape draw:style-name="gr13" draw:text-style-name="P3" draw:layer="layout" svg:width="1.978cm" svg:height="2.794cm" svg:x="13.77cm" svg:y="1.48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794cm" svg:height="0.806cm" svg:x="13.562cm" svg:y="1.484cm">
          <draw:text-box>
            <text:p><text:span text:style-name="T3">0.000287 </text:span></text:p>
          </draw:text-box>
        </draw:frame>
        <draw:frame draw:style-name="gr7" draw:text-style-name="P6" draw:layer="layout" svg:width="2.794cm" svg:height="0.806cm" svg:x="13.562cm" svg:y="2.484cm">
          <draw:text-box>
            <text:p><text:span text:style-name="T3">0.000286 </text:span></text:p>
          </draw:text-box>
        </draw:frame>
        <draw:frame draw:style-name="gr7" draw:text-style-name="P6" draw:layer="layout" svg:width="2.794cm" svg:height="0.806cm" svg:x="13.562cm" svg:y="3.584cm">
          <draw:text-box>
            <text:p><text:span text:style-name="T3">0.000285 </text:span></text:p>
          </draw:text-box>
        </draw:frame>
        <draw:frame draw:style-name="gr11" draw:text-style-name="P8" draw:layer="layout" svg:width="2.032cm" svg:height="0.61cm" svg:x="25.298cm" svg:y="6.6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1.534cm" svg:height="15.749cm" svg:x="2.596cm" svg:y="-1.524cm">
          <draw:image xlink:href="Pictures/100002010000049C0000035FD73B903B5BAA8206.png" xlink:type="simple" xlink:show="embed" xlink:actuate="onLoad" loext:mime-type="image/png">
            <text:p/>
          </draw:image>
        </draw:frame>
        <draw:custom-shape draw:style-name="gr15" draw:text-style-name="P3" draw:layer="layout" svg:width="3.556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1.082cm" svg:height="2.288cm" svg:x="0.762cm" svg:y="13.462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7.526cm" svg:height="0.806cm" svg:x="4.064cm" svg:y="13.362cm">
          <draw:text-box>
            <text:p><text:span text:style-name="T3">0 <text:s text:c="12"/>200 <text:s text:c="8"/>400 <text:s text:c="10"/>600 <text:s text:c="9"/>800 <text:s text:c="8"/>1000 <text:s text:c="8"/>1200 <text:s text:c="7"/>1400</text:span></text:p>
          </draw:text-box>
        </draw:frame>
        <draw:frame draw:style-name="gr18" draw:text-style-name="P11" draw:layer="layout" svg:width="4.037cm" svg:height="0.962cm" svg:x="10.414cm" svg:y="14.278cm">
          <draw:text-box>
            <text:p>Time (U.arb)</text:p>
          </draw:text-box>
        </draw:frame>
        <draw:frame draw:style-name="gr17" draw:text-style-name="P6" draw:layer="layout" svg:width="1.27cm" svg:height="0.806cm" svg:x="2.586cm" svg:y="0.042cm">
          <draw:text-box>
            <text:p><text:span text:style-name="T3">2.0</text:span></text:p>
          </draw:text-box>
        </draw:frame>
        <draw:frame draw:style-name="gr17" draw:text-style-name="P6" draw:layer="layout" svg:width="1.27cm" svg:height="0.806cm" svg:x="2.586cm" svg:y="1.442cm">
          <draw:text-box>
            <text:p><text:span text:style-name="T3">1.0</text:span></text:p>
          </draw:text-box>
        </draw:frame>
        <draw:frame draw:style-name="gr17" draw:text-style-name="P6" draw:layer="layout" svg:width="1.27cm" svg:height="0.806cm" svg:x="2.986cm" svg:y="2.754cm">
          <draw:text-box>
            <text:p><text:span text:style-name="T3">0</text:span></text:p>
          </draw:text-box>
        </draw:frame>
        <draw:frame draw:style-name="gr17" draw:text-style-name="P6" draw:layer="layout" svg:width="1.524cm" svg:height="0.806cm" svg:x="2.386cm" svg:y="3.454cm">
          <draw:text-box>
            <text:p><text:span text:style-name="T3">-1.0</text:span></text:p>
          </draw:text-box>
        </draw:frame>
        <draw:frame draw:style-name="gr17" draw:text-style-name="P6" draw:layer="layout" svg:width="1.524cm" svg:height="0.806cm" svg:x="2.586cm" svg:y="4.554cm">
          <draw:text-box>
            <text:p><text:span text:style-name="T3">4.0</text:span></text:p>
          </draw:text-box>
        </draw:frame>
        <draw:frame draw:style-name="gr17" draw:text-style-name="P6" draw:layer="layout" svg:width="1.524cm" svg:height="0.806cm" svg:x="2.586cm" svg:y="5.754cm">
          <draw:text-box>
            <text:p><text:span text:style-name="T3">3.6</text:span></text:p>
          </draw:text-box>
        </draw:frame>
        <draw:frame draw:style-name="gr17" draw:text-style-name="P6" draw:layer="layout" svg:width="1.524cm" svg:height="0.806cm" svg:x="2.586cm" svg:y="6.954cm">
          <draw:text-box>
            <text:p><text:span text:style-name="T3">3.2</text:span></text:p>
          </draw:text-box>
        </draw:frame>
        <draw:frame draw:style-name="gr17" draw:text-style-name="P6" draw:layer="layout" svg:width="1.524cm" svg:height="0.806cm" svg:x="2.586cm" svg:y="8.254cm">
          <draw:text-box>
            <text:p><text:span text:style-name="T3">2.8</text:span></text:p>
          </draw:text-box>
        </draw:frame>
        <draw:frame draw:style-name="gr17" draw:text-style-name="P6" draw:layer="layout" svg:width="1.524cm" svg:height="0.806cm" svg:x="2.486cm" svg:y="9.454cm">
          <draw:text-box>
            <text:p><text:span text:style-name="T3">125</text:span></text:p>
          </draw:text-box>
        </draw:frame>
        <draw:frame draw:style-name="gr17" draw:text-style-name="P6" draw:layer="layout" svg:width="1.524cm" svg:height="0.806cm" svg:x="2.686cm" svg:y="10.754cm">
          <draw:text-box>
            <text:p><text:span text:style-name="T3">75</text:span></text:p>
          </draw:text-box>
        </draw:frame>
        <draw:frame draw:style-name="gr17" draw:text-style-name="P6" draw:layer="layout" svg:width="1.524cm" svg:height="0.806cm" svg:x="2.686cm" svg:y="12.054cm">
          <draw:text-box>
            <text:p><text:span text:style-name="T3">25</text:span></text:p>
          </draw:text-box>
        </draw:frame>
        <draw:frame draw:style-name="gr17" draw:text-style-name="P6" draw:layer="layout" svg:width="1.524cm" svg:height="0.806cm" svg:x="2.986cm" svg:y="12.754cm">
          <draw:text-box>
            <text:p><text:span text:style-name="T3">0</text:span></text:p>
          </draw:text-box>
        </draw:frame>
        <draw:custom-shape draw:style-name="gr19" draw:text-style-name="P3" draw:layer="layout" svg:width="4.572cm" svg:height="4.318cm" svg:x="22.86cm" svg:y="1.27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3.13cm" svg:y1="2.12cm" svg:x2="24.4cm" svg:y2="2.12cm">
          <text:p/>
        </draw:line>
        <draw:line draw:style-name="gr21" draw:text-style-name="P12" draw:layer="layout" svg:x1="23.13cm" svg:y1="3.32cm" svg:x2="24.4cm" svg:y2="3.32cm">
          <text:p/>
        </draw:line>
        <draw:line draw:style-name="gr22" draw:text-style-name="P12" draw:layer="layout" svg:x1="23.13cm" svg:y1="4.62cm" svg:x2="24.4cm" svg:y2="4.62cm">
          <text:p/>
        </draw:line>
        <draw:frame draw:style-name="gr23" draw:text-style-name="P5" draw:layer="layout" svg:width="2.31cm" svg:height="0.835cm" svg:x="24.384cm" svg:y="1.578cm">
          <draw:text-box>
            <text:p><text:span text:style-name="T1">Net gain</text:span></text:p>
          </draw:text-box>
        </draw:frame>
        <draw:frame draw:style-name="gr24" draw:text-style-name="P5" draw:layer="layout" svg:width="3.302cm" svg:height="0.835cm" svg:x="24.384cm" svg:y="2.879cm">
          <draw:text-box>
            <text:p><text:span text:style-name="T1">Perturbation</text:span></text:p>
          </draw:text-box>
        </draw:frame>
        <draw:frame draw:style-name="gr24" draw:text-style-name="P5" draw:layer="layout" svg:width="3.302cm" svg:height="0.835cm" svg:x="24.384cm" svg:y="4.08cm">
          <draw:text-box>
            <text:p><text:span text:style-name="T1">Intensity</text:span></text:p>
          </draw:text-box>
        </draw:frame>
        <draw:custom-shape draw:style-name="gr25" draw:text-style-name="P3" draw:layer="layout" svg:width="1.016cm" svg:height="0.508cm" svg:x="5.588cm" svg:y="-0.15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4.239cm" svg:y="-0.1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8" draw:layer="layout" svg:width="4.064cm" svg:height="0.66cm" draw:transform="rotate (1.5707963267949) translate (1.778cm 13.462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8" draw:layer="layout" svg:width="4.064cm" svg:height="0.66cm" draw:transform="rotate (1.5707963267949) translate (1.778cm 13.462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1.534cm" svg:height="15.749cm" svg:x="2.596cm" svg:y="-1.524cm">
          <draw:image xlink:href="Pictures/10000201000004980000035884C2EA0318093FCC.png" xlink:type="simple" xlink:show="embed" xlink:actuate="onLoad" loext:mime-type="image/png">
            <text:p/>
          </draw:image>
        </draw:frame>
        <draw:custom-shape draw:style-name="gr15" draw:text-style-name="P3" draw:layer="layout" svg:width="3.556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1.082cm" svg:height="2.288cm" svg:x="0.762cm" svg:y="13.462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7.526cm" svg:height="0.806cm" svg:x="4.064cm" svg:y="13.362cm">
          <draw:text-box>
            <text:p><text:span text:style-name="T3">0 <text:s text:c="12"/>200 <text:s text:c="8"/>400 <text:s text:c="10"/>600 <text:s text:c="9"/>800 <text:s text:c="8"/>1000 <text:s text:c="8"/>1200 <text:s text:c="7"/>1400</text:span></text:p>
          </draw:text-box>
        </draw:frame>
        <draw:frame draw:style-name="gr18" draw:text-style-name="P11" draw:layer="layout" svg:width="4.037cm" svg:height="0.962cm" svg:x="10.414cm" svg:y="14.278cm">
          <draw:text-box>
            <text:p>Time (U.arb)</text:p>
          </draw:text-box>
        </draw:frame>
        <draw:frame draw:style-name="gr17" draw:text-style-name="P6" draw:layer="layout" svg:width="1.27cm" svg:height="0.806cm" svg:x="2.586cm" svg:y="0.042cm">
          <draw:text-box>
            <text:p><text:span text:style-name="T3">2.0</text:span></text:p>
          </draw:text-box>
        </draw:frame>
        <draw:frame draw:style-name="gr17" draw:text-style-name="P6" draw:layer="layout" svg:width="1.27cm" svg:height="0.806cm" svg:x="2.586cm" svg:y="1.442cm">
          <draw:text-box>
            <text:p><text:span text:style-name="T3">1.0</text:span></text:p>
          </draw:text-box>
        </draw:frame>
        <draw:frame draw:style-name="gr17" draw:text-style-name="P6" draw:layer="layout" svg:width="1.27cm" svg:height="0.806cm" svg:x="2.986cm" svg:y="2.754cm">
          <draw:text-box>
            <text:p><text:span text:style-name="T3">0</text:span></text:p>
          </draw:text-box>
        </draw:frame>
        <draw:frame draw:style-name="gr17" draw:text-style-name="P6" draw:layer="layout" svg:width="1.524cm" svg:height="0.806cm" svg:x="2.386cm" svg:y="3.754cm">
          <draw:text-box>
            <text:p><text:span text:style-name="T3">-1.0</text:span></text:p>
          </draw:text-box>
        </draw:frame>
        <draw:frame draw:style-name="gr17" draw:text-style-name="P6" draw:layer="layout" svg:width="1.524cm" svg:height="0.806cm" svg:x="2.586cm" svg:y="4.554cm">
          <draw:text-box>
            <text:p><text:span text:style-name="T3">4.0</text:span></text:p>
          </draw:text-box>
        </draw:frame>
        <draw:frame draw:style-name="gr17" draw:text-style-name="P6" draw:layer="layout" svg:width="1.524cm" svg:height="0.806cm" svg:x="2.586cm" svg:y="5.754cm">
          <draw:text-box>
            <text:p><text:span text:style-name="T3">3.6</text:span></text:p>
          </draw:text-box>
        </draw:frame>
        <draw:frame draw:style-name="gr17" draw:text-style-name="P6" draw:layer="layout" svg:width="1.524cm" svg:height="0.806cm" svg:x="2.586cm" svg:y="6.954cm">
          <draw:text-box>
            <text:p><text:span text:style-name="T3">3.2</text:span></text:p>
          </draw:text-box>
        </draw:frame>
        <draw:frame draw:style-name="gr17" draw:text-style-name="P6" draw:layer="layout" svg:width="1.524cm" svg:height="0.806cm" svg:x="2.586cm" svg:y="8.254cm">
          <draw:text-box>
            <text:p><text:span text:style-name="T3">2.8</text:span></text:p>
          </draw:text-box>
        </draw:frame>
        <draw:frame draw:style-name="gr17" draw:text-style-name="P6" draw:layer="layout" svg:width="1.524cm" svg:height="0.806cm" svg:x="2.486cm" svg:y="9.454cm">
          <draw:text-box>
            <text:p><text:span text:style-name="T3">125</text:span></text:p>
          </draw:text-box>
        </draw:frame>
        <draw:frame draw:style-name="gr17" draw:text-style-name="P6" draw:layer="layout" svg:width="1.524cm" svg:height="0.806cm" svg:x="2.686cm" svg:y="10.754cm">
          <draw:text-box>
            <text:p><text:span text:style-name="T3">75</text:span></text:p>
          </draw:text-box>
        </draw:frame>
        <draw:frame draw:style-name="gr17" draw:text-style-name="P6" draw:layer="layout" svg:width="1.524cm" svg:height="0.806cm" svg:x="2.686cm" svg:y="12.054cm">
          <draw:text-box>
            <text:p><text:span text:style-name="T3">25</text:span></text:p>
          </draw:text-box>
        </draw:frame>
        <draw:frame draw:style-name="gr17" draw:text-style-name="P6" draw:layer="layout" svg:width="1.524cm" svg:height="0.806cm" svg:x="2.986cm" svg:y="12.754cm">
          <draw:text-box>
            <text:p><text:span text:style-name="T3">0</text:span></text:p>
          </draw:text-box>
        </draw:frame>
        <draw:custom-shape draw:style-name="gr19" draw:text-style-name="P3" draw:layer="layout" svg:width="4.572cm" svg:height="4.318cm" svg:x="22.86cm" svg:y="1.27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3.13cm" svg:y1="2.12cm" svg:x2="24.4cm" svg:y2="2.12cm">
          <text:p/>
        </draw:line>
        <draw:line draw:style-name="gr21" draw:text-style-name="P12" draw:layer="layout" svg:x1="23.13cm" svg:y1="3.32cm" svg:x2="24.4cm" svg:y2="3.32cm">
          <text:p/>
        </draw:line>
        <draw:line draw:style-name="gr22" draw:text-style-name="P12" draw:layer="layout" svg:x1="23.13cm" svg:y1="4.62cm" svg:x2="24.4cm" svg:y2="4.62cm">
          <text:p/>
        </draw:line>
        <draw:frame draw:style-name="gr23" draw:text-style-name="P5" draw:layer="layout" svg:width="2.31cm" svg:height="0.835cm" svg:x="24.384cm" svg:y="1.578cm">
          <draw:text-box>
            <text:p><text:span text:style-name="T1">Net gain</text:span></text:p>
          </draw:text-box>
        </draw:frame>
        <draw:frame draw:style-name="gr24" draw:text-style-name="P5" draw:layer="layout" svg:width="3.302cm" svg:height="0.835cm" svg:x="24.384cm" svg:y="2.879cm">
          <draw:text-box>
            <text:p><text:span text:style-name="T1">Perturbation</text:span></text:p>
          </draw:text-box>
        </draw:frame>
        <draw:frame draw:style-name="gr24" draw:text-style-name="P5" draw:layer="layout" svg:width="3.302cm" svg:height="0.835cm" svg:x="24.384cm" svg:y="4.08cm">
          <draw:text-box>
            <text:p><text:span text:style-name="T1">Intensity</text:span></text:p>
          </draw:text-box>
        </draw:frame>
        <draw:custom-shape draw:style-name="gr25" draw:text-style-name="P3" draw:layer="layout" svg:width="1.016cm" svg:height="0.508cm" svg:x="5.588cm" svg:y="-0.15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4.239cm" svg:y="-0.1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8" draw:layer="layout" svg:width="4.064cm" svg:height="0.66cm" draw:transform="rotate (1.5707963267949) translate (1.778cm 13.462cm)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1.534cm" svg:height="15.749cm" svg:x="2.596cm" svg:y="-1.524cm">
          <draw:image xlink:href="Pictures/100002010000049A00000353D5DE2A880FD67426.png" xlink:type="simple" xlink:show="embed" xlink:actuate="onLoad" loext:mime-type="image/png">
            <text:p/>
          </draw:image>
        </draw:frame>
        <draw:custom-shape draw:style-name="gr15" draw:text-style-name="P3" draw:layer="layout" svg:width="3.556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1.082cm" svg:height="2.288cm" svg:x="0.762cm" svg:y="13.462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7.526cm" svg:height="0.806cm" svg:x="4.064cm" svg:y="13.362cm">
          <draw:text-box>
            <text:p><text:span text:style-name="T3">0 <text:s text:c="12"/>200 <text:s text:c="8"/>400 <text:s text:c="10"/>600 <text:s text:c="9"/>800 <text:s text:c="8"/>1000 <text:s text:c="8"/>1200 <text:s text:c="7"/>1400</text:span></text:p>
          </draw:text-box>
        </draw:frame>
        <draw:frame draw:style-name="gr18" draw:text-style-name="P11" draw:layer="layout" svg:width="4.037cm" svg:height="0.962cm" svg:x="10.414cm" svg:y="14.278cm">
          <draw:text-box>
            <text:p>Time (U.arb)</text:p>
          </draw:text-box>
        </draw:frame>
        <draw:frame draw:style-name="gr17" draw:text-style-name="P6" draw:layer="layout" svg:width="1.27cm" svg:height="0.806cm" svg:x="2.586cm" svg:y="0.042cm">
          <draw:text-box>
            <text:p><text:span text:style-name="T3">2.0</text:span></text:p>
          </draw:text-box>
        </draw:frame>
        <draw:frame draw:style-name="gr17" draw:text-style-name="P6" draw:layer="layout" svg:width="1.27cm" svg:height="0.806cm" svg:x="2.586cm" svg:y="1.442cm">
          <draw:text-box>
            <text:p><text:span text:style-name="T3">1.0</text:span></text:p>
          </draw:text-box>
        </draw:frame>
        <draw:frame draw:style-name="gr17" draw:text-style-name="P6" draw:layer="layout" svg:width="1.27cm" svg:height="0.806cm" svg:x="2.986cm" svg:y="2.754cm">
          <draw:text-box>
            <text:p><text:span text:style-name="T3">0</text:span></text:p>
          </draw:text-box>
        </draw:frame>
        <draw:frame draw:style-name="gr17" draw:text-style-name="P6" draw:layer="layout" svg:width="1.524cm" svg:height="0.806cm" svg:x="2.386cm" svg:y="3.754cm">
          <draw:text-box>
            <text:p><text:span text:style-name="T3">-1.0</text:span></text:p>
          </draw:text-box>
        </draw:frame>
        <draw:frame draw:style-name="gr17" draw:text-style-name="P6" draw:layer="layout" svg:width="1.524cm" svg:height="0.806cm" svg:x="2.586cm" svg:y="4.554cm">
          <draw:text-box>
            <text:p><text:span text:style-name="T3">4.0</text:span></text:p>
          </draw:text-box>
        </draw:frame>
        <draw:frame draw:style-name="gr17" draw:text-style-name="P6" draw:layer="layout" svg:width="1.524cm" svg:height="0.806cm" svg:x="2.586cm" svg:y="5.754cm">
          <draw:text-box>
            <text:p><text:span text:style-name="T3">3.6</text:span></text:p>
          </draw:text-box>
        </draw:frame>
        <draw:frame draw:style-name="gr17" draw:text-style-name="P6" draw:layer="layout" svg:width="1.524cm" svg:height="0.806cm" svg:x="2.586cm" svg:y="6.954cm">
          <draw:text-box>
            <text:p><text:span text:style-name="T3">3.2</text:span></text:p>
          </draw:text-box>
        </draw:frame>
        <draw:frame draw:style-name="gr17" draw:text-style-name="P6" draw:layer="layout" svg:width="1.524cm" svg:height="0.806cm" svg:x="2.586cm" svg:y="8.254cm">
          <draw:text-box>
            <text:p><text:span text:style-name="T3">2.8</text:span></text:p>
          </draw:text-box>
        </draw:frame>
        <draw:frame draw:style-name="gr17" draw:text-style-name="P6" draw:layer="layout" svg:width="1.524cm" svg:height="0.806cm" svg:x="2.486cm" svg:y="9.454cm">
          <draw:text-box>
            <text:p><text:span text:style-name="T3">125</text:span></text:p>
          </draw:text-box>
        </draw:frame>
        <draw:frame draw:style-name="gr17" draw:text-style-name="P6" draw:layer="layout" svg:width="1.524cm" svg:height="0.806cm" svg:x="2.686cm" svg:y="10.754cm">
          <draw:text-box>
            <text:p><text:span text:style-name="T3">75</text:span></text:p>
          </draw:text-box>
        </draw:frame>
        <draw:frame draw:style-name="gr17" draw:text-style-name="P6" draw:layer="layout" svg:width="1.524cm" svg:height="0.806cm" svg:x="2.686cm" svg:y="12.054cm">
          <draw:text-box>
            <text:p><text:span text:style-name="T3">25</text:span></text:p>
          </draw:text-box>
        </draw:frame>
        <draw:frame draw:style-name="gr17" draw:text-style-name="P6" draw:layer="layout" svg:width="1.524cm" svg:height="0.806cm" svg:x="2.986cm" svg:y="12.754cm">
          <draw:text-box>
            <text:p><text:span text:style-name="T3">0</text:span></text:p>
          </draw:text-box>
        </draw:frame>
        <draw:custom-shape draw:style-name="gr19" draw:text-style-name="P3" draw:layer="layout" svg:width="4.572cm" svg:height="4.318cm" svg:x="22.86cm" svg:y="1.27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3.13cm" svg:y1="2.12cm" svg:x2="24.4cm" svg:y2="2.12cm">
          <text:p/>
        </draw:line>
        <draw:line draw:style-name="gr21" draw:text-style-name="P12" draw:layer="layout" svg:x1="23.13cm" svg:y1="3.32cm" svg:x2="24.4cm" svg:y2="3.32cm">
          <text:p/>
        </draw:line>
        <draw:line draw:style-name="gr22" draw:text-style-name="P12" draw:layer="layout" svg:x1="23.13cm" svg:y1="4.62cm" svg:x2="24.4cm" svg:y2="4.62cm">
          <text:p/>
        </draw:line>
        <draw:frame draw:style-name="gr23" draw:text-style-name="P5" draw:layer="layout" svg:width="2.31cm" svg:height="0.835cm" svg:x="24.384cm" svg:y="1.578cm">
          <draw:text-box>
            <text:p><text:span text:style-name="T1">Net gain</text:span></text:p>
          </draw:text-box>
        </draw:frame>
        <draw:frame draw:style-name="gr24" draw:text-style-name="P5" draw:layer="layout" svg:width="3.302cm" svg:height="0.835cm" svg:x="24.384cm" svg:y="2.879cm">
          <draw:text-box>
            <text:p><text:span text:style-name="T1">Perturbation</text:span></text:p>
          </draw:text-box>
        </draw:frame>
        <draw:frame draw:style-name="gr24" draw:text-style-name="P5" draw:layer="layout" svg:width="3.302cm" svg:height="0.835cm" svg:x="24.384cm" svg:y="4.08cm">
          <draw:text-box>
            <text:p><text:span text:style-name="T1">Intensity</text:span></text:p>
          </draw:text-box>
        </draw:frame>
        <draw:custom-shape draw:style-name="gr25" draw:text-style-name="P3" draw:layer="layout" svg:width="1.016cm" svg:height="0.508cm" svg:x="5.588cm" svg:y="-0.15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4.239cm" svg:y="-0.1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8" draw:layer="layout" svg:width="4.064cm" svg:height="0.66cm" draw:transform="rotate (1.5707963267949) translate (1.778cm 13.462cm)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3.036cm" svg:height="16.847cm" svg:x="1.794cm" svg:y="-1.345cm">
          <draw:image xlink:href="Pictures/10000201000005000000039179A46DFB611968ED.png" xlink:type="simple" xlink:show="embed" xlink:actuate="onLoad" loext:mime-type="image/png">
            <text:p/>
          </draw:image>
        </draw:frame>
        <draw:custom-shape draw:style-name="gr15" draw:text-style-name="P3" draw:layer="layout" svg:width="3.556cm" svg:height="15.748cm" svg:x="1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2.606cm" svg:height="1.316cm" svg:x="0.762cm" svg:y="13.778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18.766cm" svg:height="0.878cm" svg:x="5.064cm" svg:y="13.686cm">
          <draw:text-box>
            <text:p><text:span text:style-name="T3">0 <text:s text:c="19"/>200 <text:s text:c="17"/>400 <text:s text:c="17"/>600 <text:s text:c="17"/>800 <text:s text:c="15"/>1000</text:span></text:p>
          </draw:text-box>
        </draw:frame>
        <draw:frame draw:style-name="gr18" draw:text-style-name="P11" draw:layer="layout" svg:width="4.037cm" svg:height="0.962cm" svg:x="11.992cm" svg:y="14.532cm">
          <draw:text-box>
            <text:p>Time (U.arb)</text:p>
          </draw:text-box>
        </draw:frame>
        <draw:frame draw:style-name="gr17" draw:text-style-name="P6" draw:layer="layout" svg:width="1.27cm" svg:height="0.806cm" svg:x="3.486cm" svg:y="0.042cm">
          <draw:text-box>
            <text:p><text:span text:style-name="T3">2.0</text:span></text:p>
          </draw:text-box>
        </draw:frame>
        <draw:frame draw:style-name="gr28" draw:text-style-name="P6" draw:layer="layout" svg:width="1.27cm" svg:height="1.228cm" svg:x="3.486cm" svg:y="1.016cm">
          <draw:text-box>
            <text:p><text:span text:style-name="T3">1.5</text:span></text:p>
          </draw:text-box>
        </draw:frame>
        <draw:frame draw:style-name="gr17" draw:text-style-name="P6" draw:layer="layout" svg:width="1.27cm" svg:height="0.806cm" svg:x="3.486cm" svg:y="1.954cm">
          <draw:text-box>
            <text:p><text:span text:style-name="T3">1.0</text:span></text:p>
          </draw:text-box>
        </draw:frame>
        <draw:frame draw:style-name="gr17" draw:text-style-name="P6" draw:layer="layout" svg:width="1.524cm" svg:height="0.806cm" svg:x="3.486cm" svg:y="3.654cm">
          <draw:text-box>
            <text:p><text:span text:style-name="T3">0.0</text:span></text:p>
          </draw:text-box>
        </draw:frame>
        <draw:frame draw:style-name="gr17" draw:text-style-name="P6" draw:layer="layout" svg:width="1.524cm" svg:height="0.806cm" svg:x="3.486cm" svg:y="4.952cm">
          <draw:text-box>
            <text:p><text:span text:style-name="T3">3.4</text:span></text:p>
          </draw:text-box>
        </draw:frame>
        <draw:frame draw:style-name="gr17" draw:text-style-name="P6" draw:layer="layout" svg:width="1.524cm" svg:height="0.806cm" svg:x="3.486cm" svg:y="6.196cm">
          <draw:text-box>
            <text:p><text:span text:style-name="T3">3.2</text:span></text:p>
          </draw:text-box>
        </draw:frame>
        <draw:frame draw:style-name="gr17" draw:text-style-name="P6" draw:layer="layout" svg:width="1.524cm" svg:height="0.806cm" svg:x="3.486cm" svg:y="8.554cm">
          <draw:text-box>
            <text:p><text:span text:style-name="T3">2.8</text:span></text:p>
          </draw:text-box>
        </draw:frame>
        <draw:frame draw:style-name="gr17" draw:text-style-name="P6" draw:layer="layout" svg:width="1.286cm" svg:height="0.806cm" svg:x="3.732cm" svg:y="9.512cm">
          <draw:text-box>
            <text:p><text:span text:style-name="T3">10</text:span></text:p>
          </draw:text-box>
        </draw:frame>
        <draw:frame draw:style-name="gr17" draw:text-style-name="P6" draw:layer="layout" svg:width="0.87cm" svg:height="0.806cm" svg:x="3.886cm" svg:y="10.754cm">
          <draw:text-box>
            <text:p><text:span text:style-name="T3">6</text:span></text:p>
          </draw:text-box>
        </draw:frame>
        <draw:frame draw:style-name="gr17" draw:text-style-name="P6" draw:layer="layout" svg:width="0.616cm" svg:height="0.806cm" svg:x="3.986cm" svg:y="12.254cm">
          <draw:text-box>
            <text:p><text:span text:style-name="T3">2</text:span></text:p>
          </draw:text-box>
        </draw:frame>
        <draw:custom-shape draw:style-name="gr19" draw:text-style-name="P3" draw:layer="layout" svg:width="4.572cm" svg:height="4.318cm" svg:x="22.86cm" svg:y="1.27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3.13cm" svg:y1="2.12cm" svg:x2="24.4cm" svg:y2="2.12cm">
          <text:p/>
        </draw:line>
        <draw:line draw:style-name="gr21" draw:text-style-name="P12" draw:layer="layout" svg:x1="23.13cm" svg:y1="3.32cm" svg:x2="24.4cm" svg:y2="3.32cm">
          <text:p/>
        </draw:line>
        <draw:line draw:style-name="gr22" draw:text-style-name="P12" draw:layer="layout" svg:x1="23.13cm" svg:y1="4.62cm" svg:x2="24.4cm" svg:y2="4.62cm">
          <text:p/>
        </draw:line>
        <draw:frame draw:style-name="gr23" draw:text-style-name="P5" draw:layer="layout" svg:width="2.31cm" svg:height="0.835cm" svg:x="24.384cm" svg:y="1.578cm">
          <draw:text-box>
            <text:p><text:span text:style-name="T1">Net gain</text:span></text:p>
          </draw:text-box>
        </draw:frame>
        <draw:frame draw:style-name="gr24" draw:text-style-name="P5" draw:layer="layout" svg:width="3.302cm" svg:height="0.835cm" svg:x="24.384cm" svg:y="2.879cm">
          <draw:text-box>
            <text:p><text:span text:style-name="T1">Perturbation</text:span></text:p>
          </draw:text-box>
        </draw:frame>
        <draw:frame draw:style-name="gr24" draw:text-style-name="P5" draw:layer="layout" svg:width="3.302cm" svg:height="0.835cm" svg:x="24.384cm" svg:y="4.08cm">
          <draw:text-box>
            <text:p><text:span text:style-name="T1">Intensity</text:span></text:p>
          </draw:text-box>
        </draw:frame>
        <draw:custom-shape draw:style-name="gr25" draw:text-style-name="P3" draw:layer="layout" svg:width="1.016cm" svg:height="0.508cm" svg:x="7.088cm" svg:y="0.046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5.942cm" svg:y="0.0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8" draw:layer="layout" svg:width="4.064cm" svg:height="0.66cm" draw:transform="rotate (1.5707963267949) translate (1.778cm 13.462cm)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6" draw:layer="layout" svg:width="1.27cm" svg:height="0.806cm" svg:x="3.486cm" svg:y="2.754cm">
          <draw:text-box>
            <text:p><text:span text:style-name="T3">0.5</text:span></text:p>
          </draw:text-box>
        </draw:frame>
        <draw:frame draw:style-name="gr17" draw:text-style-name="P6" draw:layer="layout" svg:width="1.524cm" svg:height="0.806cm" svg:x="3.486cm" svg:y="7.296cm">
          <draw:text-box>
            <text:p><text:span text:style-name="T3">3.0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3.036cm" svg:height="16.847cm" svg:x="1.794cm" svg:y="-1.345cm">
          <draw:image xlink:href="Pictures/1000020100000500000003918710FFFB59FCE41A.png" xlink:type="simple" xlink:show="embed" xlink:actuate="onLoad" loext:mime-type="image/png">
            <text:p/>
          </draw:image>
        </draw:frame>
        <draw:custom-shape draw:style-name="gr15" draw:text-style-name="P3" draw:layer="layout" svg:width="3.556cm" svg:height="15.748cm" svg:x="1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2.606cm" svg:height="1.316cm" svg:x="0.762cm" svg:y="13.778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18.766cm" svg:height="0.878cm" svg:x="5.064cm" svg:y="13.686cm">
          <draw:text-box>
            <text:p><text:span text:style-name="T3">0 <text:s text:c="19"/>200 <text:s text:c="17"/>400 <text:s text:c="17"/>600 <text:s text:c="17"/>800 <text:s text:c="15"/>1000</text:span></text:p>
          </draw:text-box>
        </draw:frame>
        <draw:frame draw:style-name="gr18" draw:text-style-name="P11" draw:layer="layout" svg:width="4.037cm" svg:height="0.962cm" svg:x="11.992cm" svg:y="14.532cm">
          <draw:text-box>
            <text:p>Time (U.arb)</text:p>
          </draw:text-box>
        </draw:frame>
        <draw:frame draw:style-name="gr17" draw:text-style-name="P6" draw:layer="layout" svg:width="1.27cm" svg:height="0.806cm" svg:x="3.486cm" svg:y="0.042cm">
          <draw:text-box>
            <text:p><text:span text:style-name="T3">2.0</text:span></text:p>
          </draw:text-box>
        </draw:frame>
        <draw:frame draw:style-name="gr28" draw:text-style-name="P6" draw:layer="layout" svg:width="1.27cm" svg:height="1.228cm" svg:x="3.486cm" svg:y="1.016cm">
          <draw:text-box>
            <text:p><text:span text:style-name="T3">1.5</text:span></text:p>
          </draw:text-box>
        </draw:frame>
        <draw:frame draw:style-name="gr17" draw:text-style-name="P6" draw:layer="layout" svg:width="1.27cm" svg:height="0.806cm" svg:x="3.486cm" svg:y="1.954cm">
          <draw:text-box>
            <text:p><text:span text:style-name="T3">1.0</text:span></text:p>
          </draw:text-box>
        </draw:frame>
        <draw:frame draw:style-name="gr17" draw:text-style-name="P6" draw:layer="layout" svg:width="1.524cm" svg:height="0.806cm" svg:x="3.486cm" svg:y="3.654cm">
          <draw:text-box>
            <text:p><text:span text:style-name="T3">0.0</text:span></text:p>
          </draw:text-box>
        </draw:frame>
        <draw:frame draw:style-name="gr17" draw:text-style-name="P6" draw:layer="layout" svg:width="1.524cm" svg:height="0.806cm" svg:x="3.486cm" svg:y="4.952cm">
          <draw:text-box>
            <text:p><text:span text:style-name="T3">3.4</text:span></text:p>
          </draw:text-box>
        </draw:frame>
        <draw:frame draw:style-name="gr17" draw:text-style-name="P6" draw:layer="layout" svg:width="1.524cm" svg:height="0.806cm" svg:x="3.486cm" svg:y="6.196cm">
          <draw:text-box>
            <text:p><text:span text:style-name="T3">3.2</text:span></text:p>
          </draw:text-box>
        </draw:frame>
        <draw:frame draw:style-name="gr17" draw:text-style-name="P6" draw:layer="layout" svg:width="1.524cm" svg:height="0.806cm" svg:x="3.486cm" svg:y="8.554cm">
          <draw:text-box>
            <text:p><text:span text:style-name="T3">2.8</text:span></text:p>
          </draw:text-box>
        </draw:frame>
        <draw:frame draw:style-name="gr17" draw:text-style-name="P6" draw:layer="layout" svg:width="1.286cm" svg:height="0.806cm" svg:x="3.732cm" svg:y="9.512cm">
          <draw:text-box>
            <text:p><text:span text:style-name="T3">10</text:span></text:p>
          </draw:text-box>
        </draw:frame>
        <draw:frame draw:style-name="gr17" draw:text-style-name="P6" draw:layer="layout" svg:width="0.87cm" svg:height="0.806cm" svg:x="3.886cm" svg:y="10.754cm">
          <draw:text-box>
            <text:p><text:span text:style-name="T3">6</text:span></text:p>
          </draw:text-box>
        </draw:frame>
        <draw:frame draw:style-name="gr17" draw:text-style-name="P6" draw:layer="layout" svg:width="0.616cm" svg:height="0.806cm" svg:x="3.986cm" svg:y="12.254cm">
          <draw:text-box>
            <text:p><text:span text:style-name="T3">2</text:span></text:p>
          </draw:text-box>
        </draw:frame>
        <draw:custom-shape draw:style-name="gr19" draw:text-style-name="P3" draw:layer="layout" svg:width="4.572cm" svg:height="4.318cm" svg:x="22.86cm" svg:y="1.27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3.13cm" svg:y1="2.12cm" svg:x2="24.4cm" svg:y2="2.12cm">
          <text:p/>
        </draw:line>
        <draw:line draw:style-name="gr21" draw:text-style-name="P12" draw:layer="layout" svg:x1="23.13cm" svg:y1="3.32cm" svg:x2="24.4cm" svg:y2="3.32cm">
          <text:p/>
        </draw:line>
        <draw:line draw:style-name="gr22" draw:text-style-name="P12" draw:layer="layout" svg:x1="23.13cm" svg:y1="4.62cm" svg:x2="24.4cm" svg:y2="4.62cm">
          <text:p/>
        </draw:line>
        <draw:frame draw:style-name="gr23" draw:text-style-name="P5" draw:layer="layout" svg:width="2.31cm" svg:height="0.835cm" svg:x="24.384cm" svg:y="1.578cm">
          <draw:text-box>
            <text:p><text:span text:style-name="T1">Net gain</text:span></text:p>
          </draw:text-box>
        </draw:frame>
        <draw:frame draw:style-name="gr24" draw:text-style-name="P5" draw:layer="layout" svg:width="3.302cm" svg:height="0.835cm" svg:x="24.384cm" svg:y="2.879cm">
          <draw:text-box>
            <text:p><text:span text:style-name="T1">Perturbation</text:span></text:p>
          </draw:text-box>
        </draw:frame>
        <draw:frame draw:style-name="gr24" draw:text-style-name="P5" draw:layer="layout" svg:width="3.302cm" svg:height="0.835cm" svg:x="24.384cm" svg:y="4.08cm">
          <draw:text-box>
            <text:p><text:span text:style-name="T1">Intensity</text:span></text:p>
          </draw:text-box>
        </draw:frame>
        <draw:custom-shape draw:style-name="gr25" draw:text-style-name="P3" draw:layer="layout" svg:width="1.016cm" svg:height="0.508cm" svg:x="7.088cm" svg:y="0.046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5.942cm" svg:y="0.09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8" draw:layer="layout" svg:width="4.064cm" svg:height="0.66cm" draw:transform="rotate (1.5707963267949) translate (1.778cm 13.462cm)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7" draw:text-style-name="P6" draw:layer="layout" svg:width="1.27cm" svg:height="0.806cm" svg:x="3.486cm" svg:y="2.754cm">
          <draw:text-box>
            <text:p><text:span text:style-name="T3">0.5</text:span></text:p>
          </draw:text-box>
        </draw:frame>
        <draw:frame draw:style-name="gr17" draw:text-style-name="P6" draw:layer="layout" svg:width="1.524cm" svg:height="0.806cm" svg:x="3.486cm" svg:y="7.296cm">
          <draw:text-box>
            <text:p><text:span text:style-name="T3">3.0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3.036cm" svg:height="16.847cm" svg:x="1.794cm" svg:y="-1.345cm">
          <draw:image xlink:href="Pictures/100002010000050000000391DC3E68AA3F8C6E92.png" xlink:type="simple" xlink:show="embed" xlink:actuate="onLoad" loext:mime-type="image/png">
            <text:p/>
          </draw:image>
        </draw:frame>
        <draw:custom-shape draw:style-name="gr15" draw:text-style-name="P3" draw:layer="layout" svg:width="3.556cm" svg:height="15.748cm" svg:x="0.984cm" svg:y="0.0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2.606cm" svg:height="1.316cm" svg:x="0.762cm" svg:y="13.778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18.766cm" svg:height="0.878cm" svg:x="5.064cm" svg:y="13.686cm">
          <draw:text-box>
            <text:p><text:span text:style-name="T3">0 <text:s text:c="19"/>200 <text:s text:c="17"/>400 <text:s text:c="17"/>600 <text:s text:c="17"/>800 <text:s text:c="15"/>1000</text:span></text:p>
          </draw:text-box>
        </draw:frame>
        <draw:frame draw:style-name="gr18" draw:text-style-name="P11" draw:layer="layout" svg:width="4.037cm" svg:height="0.962cm" svg:x="11.992cm" svg:y="14.532cm">
          <draw:text-box>
            <text:p>Time (U.arb)</text:p>
          </draw:text-box>
        </draw:frame>
        <draw:frame draw:style-name="gr17" draw:text-style-name="P6" draw:layer="layout" svg:width="1.27cm" svg:height="0.806cm" svg:x="3.486cm" svg:y="0.042cm">
          <draw:text-box>
            <text:p><text:span text:style-name="T3">2.0</text:span></text:p>
          </draw:text-box>
        </draw:frame>
        <draw:frame draw:style-name="gr28" draw:text-style-name="P6" draw:layer="layout" svg:width="1.27cm" svg:height="1.228cm" svg:x="3.486cm" svg:y="1.016cm">
          <draw:text-box>
            <text:p><text:span text:style-name="T3">1.5</text:span></text:p>
          </draw:text-box>
        </draw:frame>
        <draw:frame draw:style-name="gr17" draw:text-style-name="P6" draw:layer="layout" svg:width="1.27cm" svg:height="0.806cm" svg:x="3.486cm" svg:y="1.954cm">
          <draw:text-box>
            <text:p><text:span text:style-name="T3">1.0</text:span></text:p>
          </draw:text-box>
        </draw:frame>
        <draw:frame draw:style-name="gr17" draw:text-style-name="P6" draw:layer="layout" svg:width="1.524cm" svg:height="0.806cm" svg:x="3.486cm" svg:y="3.654cm">
          <draw:text-box>
            <text:p><text:span text:style-name="T3">0.0</text:span></text:p>
          </draw:text-box>
        </draw:frame>
        <draw:frame draw:style-name="gr17" draw:text-style-name="P6" draw:layer="layout" svg:width="1.524cm" svg:height="0.806cm" svg:x="3.486cm" svg:y="4.952cm">
          <draw:text-box>
            <text:p><text:span text:style-name="T3">3.4</text:span></text:p>
          </draw:text-box>
        </draw:frame>
        <draw:frame draw:style-name="gr17" draw:text-style-name="P6" draw:layer="layout" svg:width="1.524cm" svg:height="0.806cm" svg:x="3.486cm" svg:y="6.196cm">
          <draw:text-box>
            <text:p><text:span text:style-name="T3">3.2</text:span></text:p>
          </draw:text-box>
        </draw:frame>
        <draw:frame draw:style-name="gr17" draw:text-style-name="P6" draw:layer="layout" svg:width="1.524cm" svg:height="0.806cm" svg:x="3.486cm" svg:y="8.554cm">
          <draw:text-box>
            <text:p><text:span text:style-name="T3">2.8</text:span></text:p>
          </draw:text-box>
        </draw:frame>
        <draw:custom-shape draw:style-name="gr19" draw:text-style-name="P3" draw:layer="layout" svg:width="4.572cm" svg:height="4.318cm" svg:x="22.86cm" svg:y="1.27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3.13cm" svg:y1="2.12cm" svg:x2="24.4cm" svg:y2="2.12cm">
          <text:p/>
        </draw:line>
        <draw:line draw:style-name="gr21" draw:text-style-name="P12" draw:layer="layout" svg:x1="23.13cm" svg:y1="3.32cm" svg:x2="24.4cm" svg:y2="3.32cm">
          <text:p/>
        </draw:line>
        <draw:line draw:style-name="gr22" draw:text-style-name="P12" draw:layer="layout" svg:x1="23.13cm" svg:y1="4.62cm" svg:x2="24.4cm" svg:y2="4.62cm">
          <text:p/>
        </draw:line>
        <draw:frame draw:style-name="gr23" draw:text-style-name="P5" draw:layer="layout" svg:width="2.31cm" svg:height="0.835cm" svg:x="24.384cm" svg:y="1.578cm">
          <draw:text-box>
            <text:p><text:span text:style-name="T1">Net gain</text:span></text:p>
          </draw:text-box>
        </draw:frame>
        <draw:frame draw:style-name="gr24" draw:text-style-name="P5" draw:layer="layout" svg:width="3.302cm" svg:height="0.835cm" svg:x="24.384cm" svg:y="2.879cm">
          <draw:text-box>
            <text:p><text:span text:style-name="T1">Perturbation</text:span></text:p>
          </draw:text-box>
        </draw:frame>
        <draw:frame draw:style-name="gr24" draw:text-style-name="P5" draw:layer="layout" svg:width="3.302cm" svg:height="0.835cm" svg:x="24.384cm" svg:y="4.08cm">
          <draw:text-box>
            <text:p><text:span text:style-name="T1">Intensity</text:span></text:p>
          </draw:text-box>
        </draw:frame>
        <draw:custom-shape draw:style-name="gr25" draw:text-style-name="P3" draw:layer="layout" svg:width="1.016cm" svg:height="0.508cm" svg:x="7.088cm" svg:y="0.046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5.942cm" svg:y="0.0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1" draw:text-style-name="P8" draw:layer="layout" svg:width="4.064cm" svg:height="0.66cm" draw:transform="rotate (1.5707963267949) translate (2.778cm 13.662cm)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7" draw:text-style-name="P6" draw:layer="layout" svg:width="1.27cm" svg:height="0.806cm" svg:x="3.486cm" svg:y="2.754cm">
          <draw:text-box>
            <text:p><text:span text:style-name="T3">0.5</text:span></text:p>
          </draw:text-box>
        </draw:frame>
        <draw:frame draw:style-name="gr17" draw:text-style-name="P6" draw:layer="layout" svg:width="1.524cm" svg:height="0.806cm" svg:x="3.486cm" svg:y="7.296cm">
          <draw:text-box>
            <text:p><text:span text:style-name="T3">3.0</text:span></text:p>
          </draw:text-box>
        </draw:frame>
        <draw:frame draw:style-name="gr17" draw:text-style-name="P6" draw:layer="layout" svg:width="1.524cm" svg:height="0.806cm" svg:x="3.486cm" svg:y="9.654cm">
          <draw:text-box>
            <text:p><text:span text:style-name="T3">125</text:span></text:p>
          </draw:text-box>
        </draw:frame>
        <draw:frame draw:style-name="gr17" draw:text-style-name="P6" draw:layer="layout" svg:width="1.524cm" svg:height="0.806cm" svg:x="3.686cm" svg:y="10.954cm">
          <draw:text-box>
            <text:p><text:span text:style-name="T3">75</text:span></text:p>
          </draw:text-box>
        </draw:frame>
        <draw:frame draw:style-name="gr17" draw:text-style-name="P6" draw:layer="layout" svg:width="1.524cm" svg:height="0.806cm" svg:x="3.686cm" svg:y="12.254cm">
          <draw:text-box>
            <text:p><text:span text:style-name="T3">25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2.792cm" svg:height="16.257cm" svg:x="1.846cm" svg:y="-0.508cm">
          <draw:image xlink:href="Pictures/1000020100000500000003915DA7F879F2DDC9B8.png" xlink:type="simple" xlink:show="embed" xlink:actuate="onLoad" loext:mime-type="image/png">
            <text:p/>
          </draw:image>
        </draw:frame>
        <draw:custom-shape draw:style-name="gr29" draw:text-style-name="P3" draw:layer="layout" svg:width="1.17cm" svg:height="12.192cm" svg:x="3.364cm" svg:y="1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9.242cm" svg:height="1.016cm" svg:x="3.364cm" svg:y="14.07cm">
          <text:p/>
          <draw:enhanced-geometry svg:viewBox="0 0 21600 21600" draw:mirror-vertical="true" draw:type="rectangle" draw:enhanced-path="M 0 0 L 21600 0 21600 21600 0 21600 0 0 Z N"/>
        </draw:custom-shape>
        <draw:frame draw:style-name="gr17" draw:text-style-name="P6" draw:layer="layout" svg:width="1.27cm" svg:height="0.806cm" svg:x="3.264cm" svg:y="1.778cm">
          <draw:text-box>
            <text:p><text:span text:style-name="T3">4.5</text:span></text:p>
          </draw:text-box>
        </draw:frame>
        <draw:frame draw:style-name="gr17" draw:text-style-name="P6" draw:layer="layout" svg:width="1.27cm" svg:height="0.806cm" svg:x="3.264cm" svg:y="3.378cm">
          <draw:text-box>
            <text:p><text:span text:style-name="T3">4.0</text:span></text:p>
          </draw:text-box>
        </draw:frame>
        <draw:frame draw:style-name="gr17" draw:text-style-name="P6" draw:layer="layout" svg:width="1.27cm" svg:height="0.806cm" svg:x="3.264cm" svg:y="4.878cm">
          <draw:text-box>
            <text:p><text:span text:style-name="T3">3.5</text:span></text:p>
          </draw:text-box>
        </draw:frame>
        <draw:frame draw:style-name="gr17" draw:text-style-name="P6" draw:layer="layout" svg:width="1.27cm" svg:height="0.806cm" svg:x="3.264cm" svg:y="6.678cm">
          <draw:text-box>
            <text:p><text:span text:style-name="T3">3.0</text:span></text:p>
          </draw:text-box>
        </draw:frame>
        <draw:frame draw:style-name="gr17" draw:text-style-name="P6" draw:layer="layout" svg:width="1.27cm" svg:height="0.806cm" svg:x="3.264cm" svg:y="8.478cm">
          <draw:text-box>
            <text:p><text:span text:style-name="T3">2.5</text:span></text:p>
          </draw:text-box>
        </draw:frame>
        <draw:frame draw:style-name="gr17" draw:text-style-name="P6" draw:layer="layout" svg:width="1.27cm" svg:height="0.806cm" svg:x="3.264cm" svg:y="10.178cm">
          <draw:text-box>
            <text:p><text:span text:style-name="T3">2.0</text:span></text:p>
          </draw:text-box>
        </draw:frame>
        <draw:frame draw:style-name="gr17" draw:text-style-name="P6" draw:layer="layout" svg:width="1.27cm" svg:height="0.806cm" svg:x="3.264cm" svg:y="11.878cm">
          <draw:text-box>
            <text:p><text:span text:style-name="T3">1.5</text:span></text:p>
          </draw:text-box>
        </draw:frame>
        <draw:frame draw:style-name="gr17" draw:text-style-name="P6" draw:layer="layout" svg:width="15.748cm" svg:height="1.361cm" svg:x="6.604cm" svg:y="13.884cm">
          <draw:text-box>
            <text:p><text:span text:style-name="T3">100 <text:s text:c="19"/>200 <text:s text:c="19"/>300 <text:s text:c="20"/>400 <text:s text:c="19"/>500</text:span></text:p>
          </draw:text-box>
        </draw:frame>
        <draw:frame draw:style-name="gr11" draw:text-style-name="P8" draw:layer="layout" svg:width="0.854cm" svg:height="0.587cm" svg:x="13.116cm" svg:y="14.90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8" draw:layer="layout" svg:width="0.8cm" svg:height="0.961cm" svg:x="2.54cm" svg:y="7.16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31" draw:text-style-name="P3" draw:layer="layout" svg:width="5.334cm" svg:height="1.016cm" svg:x="3.556cm" svg:y="0.25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123cm" svg:height="0.662cm" svg:x="5.751cm" svg:y="0.60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4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3.622cm" svg:height="17.097cm" svg:x="1.778cm" svg:y="-1.778cm">
          <draw:image xlink:href="Pictures/1000000000000421000002FD1F994911206343E2.png" xlink:type="simple" xlink:show="embed" xlink:actuate="onLoad" loext:mime-type="image/png">
            <text:p/>
          </draw:image>
        </draw:frame>
        <draw:custom-shape draw:style-name="gr32" draw:text-style-name="P3" draw:layer="layout" svg:width="1.27cm" svg:height="14.224cm" svg:x="1.778cm" svg:y="0.25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1.844cm" svg:height="0.762cm" svg:x="1.778cm" svg:y="14.478cm">
          <text:p/>
          <draw:enhanced-geometry svg:viewBox="0 0 21600 21600" draw:mirror-vertical="true" draw:type="rectangle" draw:enhanced-path="M 0 0 L 21600 0 21600 21600 0 21600 0 0 Z N"/>
        </draw:custom-shape>
        <draw:frame draw:style-name="gr18" draw:text-style-name="P11" draw:layer="layout" svg:width="4.037cm" svg:height="0.962cm" svg:x="10.152cm" svg:y="14.788cm">
          <draw:text-box>
            <text:p>Time (U.arb)</text:p>
          </draw:text-box>
        </draw:frame>
        <draw:frame draw:style-name="gr11" draw:text-style-name="P8" draw:layer="layout" svg:width="4.064cm" svg:height="0.66cm" draw:transform="rotate (1.5707963267949) translate (0.508cm 13.208cm)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7" draw:text-style-name="P6" draw:layer="layout" svg:width="2.032cm" svg:height="0.806cm" svg:x="1.524cm" svg:y="1.102cm">
          <draw:text-box>
            <text:p><text:span text:style-name="T3">2.850</text:span></text:p>
          </draw:text-box>
        </draw:frame>
        <draw:frame draw:style-name="gr17" draw:text-style-name="P6" draw:layer="layout" svg:width="2.032cm" svg:height="0.806cm" svg:x="1.524cm" svg:y="2.588cm">
          <draw:text-box>
            <text:p><text:span text:style-name="T3">2.800</text:span></text:p>
          </draw:text-box>
        </draw:frame>
        <draw:frame draw:style-name="gr17" draw:text-style-name="P6" draw:layer="layout" svg:width="2.032cm" svg:height="0.806cm" svg:x="1.524cm" svg:y="4.212cm">
          <draw:text-box>
            <text:p><text:span text:style-name="T3">2.750</text:span></text:p>
          </draw:text-box>
        </draw:frame>
        <draw:frame draw:style-name="gr17" draw:text-style-name="P6" draw:layer="layout" svg:width="2.032cm" svg:height="0.806cm" svg:x="1.524cm" svg:y="5.802cm">
          <draw:text-box>
            <text:p><text:span text:style-name="T3">2.700</text:span></text:p>
          </draw:text-box>
        </draw:frame>
        <draw:frame draw:style-name="gr17" draw:text-style-name="P6" draw:layer="layout" svg:width="2.032cm" svg:height="0.806cm" svg:x="1.778cm" svg:y="13.566cm">
          <draw:text-box>
            <text:p><text:span text:style-name="T3">2.70</text:span></text:p>
          </draw:text-box>
        </draw:frame>
        <draw:frame draw:style-name="gr17" draw:text-style-name="P6" draw:layer="layout" svg:width="2.032cm" svg:height="0.806cm" svg:x="1.778cm" svg:y="11.966cm">
          <draw:text-box>
            <text:p><text:span text:style-name="T3">2.80</text:span></text:p>
          </draw:text-box>
        </draw:frame>
        <draw:frame draw:style-name="gr17" draw:text-style-name="P6" draw:layer="layout" svg:width="2.032cm" svg:height="0.806cm" svg:x="1.778cm" svg:y="10.466cm">
          <draw:text-box>
            <text:p><text:span text:style-name="T3">2.90</text:span></text:p>
          </draw:text-box>
        </draw:frame>
        <draw:frame draw:style-name="gr17" draw:text-style-name="P6" draw:layer="layout" svg:width="2.032cm" svg:height="0.806cm" svg:x="1.778cm" svg:y="8.866cm">
          <draw:text-box>
            <text:p><text:span text:style-name="T3">3.00</text:span></text:p>
          </draw:text-box>
        </draw:frame>
        <draw:frame draw:style-name="gr17" draw:text-style-name="P6" draw:layer="layout" svg:width="2.032cm" svg:height="0.806cm" svg:x="1.778cm" svg:y="7.366cm">
          <draw:text-box>
            <text:p><text:span text:style-name="T3">3.10</text:span></text:p>
          </draw:text-box>
        </draw:frame>
        <draw:frame draw:style-name="gr17" draw:text-style-name="P6" draw:layer="layout" svg:width="20.828cm" svg:height="0.806cm" svg:x="3.381cm" svg:y="14.357cm">
          <draw:text-box>
            <text:p><text:span text:style-name="T3"><text:s text:c="2"/></text:span><text:span text:style-name="T3">0 <text:s text:c="11"/>250 <text:s text:c="10"/>500 <text:s text:c="9"/>750 <text:s text:c="9"/>1000 <text:s text:c="7"/>1250 <text:s text:c="8"/>1500 <text:s text:c="7"/>1750 <text:s text:c="8"/>2000 <text:s/></text:span></text:p>
          </draw:text-box>
        </draw:frame>
        <draw:custom-shape draw:style-name="gr34" draw:text-style-name="P3" draw:layer="layout" svg:width="4.572cm" svg:height="2.444cm" svg:x="23.13cm" svg:y="2.032cm">
          <text:p/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3.4cm" svg:y1="2.882cm" svg:x2="24.67cm" svg:y2="2.882cm">
          <text:p/>
        </draw:line>
        <draw:line draw:style-name="gr21" draw:text-style-name="P12" draw:layer="layout" svg:x1="23.4cm" svg:y1="4.082cm" svg:x2="24.67cm" svg:y2="4.082cm">
          <text:p/>
        </draw:line>
        <draw:frame draw:style-name="gr36" draw:text-style-name="P5" draw:layer="layout" svg:width="1.531cm" svg:height="0.835cm" svg:x="24.654cm" svg:y="2.34cm">
          <draw:text-box>
            <text:p><text:span text:style-name="T1">Gain</text:span></text:p>
          </draw:text-box>
        </draw:frame>
        <draw:frame draw:style-name="gr24" draw:text-style-name="P5" draw:layer="layout" svg:width="3.302cm" svg:height="0.835cm" svg:x="24.654cm" svg:y="3.641cm">
          <draw:text-box>
            <text:p><text:span text:style-name="T1">Perturbation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7.811cm" svg:height="12.823cm" svg:x="0.254cm" svg:y="0.131cm">
          <draw:image xlink:href="Pictures/100000000000071500000344185AFE240043D441.png" xlink:type="simple" xlink:show="embed" xlink:actuate="onLoad" loext:mime-type="image/png">
            <text:p/>
          </draw:image>
        </draw:frame>
        <draw:custom-shape draw:style-name="gr37" draw:text-style-name="P3" draw:layer="layout" svg:width="27.432cm" svg:height="4.572cm" svg:x="0.32cm" svg:y="10.922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2.192cm" svg:height="1.361cm" svg:x="16.068cm" svg:y="10.716cm">
          <draw:text-box>
            <text:p><text:span text:style-name="T3"><text:s text:c="2"/></text:span><text:span text:style-name="T3">0 <text:s text:c="5"/>100 <text:s text:c="3"/>200 <text:s text:c="2"/>300 <text:s text:c="3"/>400 <text:s text:c="3"/>500 <text:s text:c="3"/>600 <text:s text:c="2"/>700 <text:s text:c="4"/>800</text:span></text:p>
          </draw:text-box>
        </draw:frame>
        <draw:frame draw:style-name="gr38" draw:text-style-name="P11" draw:layer="layout" svg:width="4.037cm" svg:height="1.018cm" svg:x="20.005cm" svg:y="11.328cm">
          <draw:text-box>
            <text:p>Time (U.arb)</text:p>
          </draw:text-box>
        </draw:frame>
        <draw:frame draw:style-name="gr39" draw:text-style-name="P11" draw:layer="layout" svg:width="1.065cm" svg:height="0.962cm" svg:x="5.908cm" svg:y="13.008cm">
          <draw:text-box>
            <text:p>a)</text:p>
          </draw:text-box>
        </draw:frame>
        <draw:frame draw:style-name="gr39" draw:text-style-name="P11" draw:layer="layout" svg:width="1.065cm" svg:height="0.962cm" svg:x="21.253cm" svg:y="12.908cm">
          <draw:text-box>
            <text:p>b)</text:p>
          </draw:text-box>
        </draw:frame>
        <draw:custom-shape draw:style-name="gr40" draw:text-style-name="P3" draw:layer="layout" svg:width="1.678cm" svg:height="10cm" svg:x="14.39cm" svg:y="1.5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678cm" svg:height="10cm" svg:x="-0.75cm" svg:y="1.43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2.192cm" svg:height="1.361cm" svg:x="0.728cm" svg:y="10.722cm">
          <draw:text-box>
            <text:p><text:span text:style-name="T3"><text:s text:c="2"/></text:span><text:span text:style-name="T3">0 <text:s text:c="5"/>100 <text:s text:c="3"/>200 <text:s text:c="2"/>300 <text:s text:c="3"/>400 <text:s text:c="3"/>500 <text:s text:c="3"/>600 <text:s text:c="2"/>700 <text:s text:c="4"/>800</text:span></text:p>
          </draw:text-box>
        </draw:frame>
        <draw:frame draw:style-name="gr18" draw:text-style-name="P11" draw:layer="layout" svg:width="4.037cm" svg:height="0.962cm" svg:x="4.638cm" svg:y="11.524cm">
          <draw:text-box>
            <text:p>Time (U.arb)</text:p>
          </draw:text-box>
        </draw:frame>
        <draw:frame draw:style-name="gr17" draw:text-style-name="P6" draw:layer="layout" svg:width="0.916cm" svg:height="0.806cm" svg:x="0.458cm" svg:y="4.32cm">
          <draw:text-box>
            <text:p><text:span text:style-name="T3">0</text:span></text:p>
          </draw:text-box>
        </draw:frame>
        <draw:frame draw:style-name="gr17" draw:text-style-name="P6" draw:layer="layout" svg:width="1.27cm" svg:height="0.806cm" svg:x="0.058cm" svg:y="3.12cm">
          <draw:text-box>
            <text:p><text:span text:style-name="T3">1.0</text:span></text:p>
          </draw:text-box>
        </draw:frame>
        <draw:frame draw:style-name="gr41" draw:text-style-name="P6" draw:layer="layout" svg:width="1.27cm" svg:height="1.29cm" svg:x="-0.142cm" svg:y="2.032cm">
          <draw:text-box>
            <text:p><text:span text:style-name="T3">2.0</text:span></text:p>
          </draw:text-box>
        </draw:frame>
        <draw:frame draw:style-name="gr17" draw:text-style-name="P6" draw:layer="layout" svg:width="1.27cm" svg:height="0.806cm" svg:x="0.058cm" svg:y="7.32cm">
          <draw:text-box>
            <text:p><text:span text:style-name="T3">2.8</text:span></text:p>
          </draw:text-box>
        </draw:frame>
        <draw:frame draw:style-name="gr17" draw:text-style-name="P6" draw:layer="layout" svg:width="1.27cm" svg:height="0.806cm" svg:x="0.058cm" svg:y="6.32cm">
          <draw:text-box>
            <text:p><text:span text:style-name="T3">3.2</text:span></text:p>
          </draw:text-box>
        </draw:frame>
        <draw:frame draw:style-name="gr17" draw:text-style-name="P6" draw:layer="layout" svg:width="1.27cm" svg:height="0.806cm" svg:x="0.058cm" svg:y="5.42cm">
          <draw:text-box>
            <text:p><text:span text:style-name="T3">3.6</text:span></text:p>
          </draw:text-box>
        </draw:frame>
        <draw:frame draw:style-name="gr11" draw:text-style-name="P8" draw:layer="layout" svg:width="3.048cm" svg:height="0.508cm" draw:transform="rotate (1.5707963267949) translate (14.482cm 10.922cm)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1" draw:text-style-name="P8" draw:layer="layout" svg:width="3.048cm" svg:height="0.508cm" draw:transform="rotate (1.5707963267949) translate (-0.063cm 11.102cm)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7" draw:text-style-name="P6" draw:layer="layout" svg:width="1.524cm" svg:height="0.806cm" svg:x="14.998cm" svg:y="4.22cm">
          <draw:text-box>
            <text:p><text:span text:style-name="T3">-0.5</text:span></text:p>
          </draw:text-box>
        </draw:frame>
        <draw:frame draw:style-name="gr17" draw:text-style-name="P6" draw:layer="layout" svg:width="1.27cm" svg:height="0.806cm" svg:x="15.198cm" svg:y="3.32cm">
          <draw:text-box>
            <text:p><text:span text:style-name="T3">0.5</text:span></text:p>
          </draw:text-box>
        </draw:frame>
        <draw:frame draw:style-name="gr17" draw:text-style-name="P6" draw:layer="layout" svg:width="1.27cm" svg:height="0.806cm" svg:x="15.198cm" svg:y="2.42cm">
          <draw:text-box>
            <text:p><text:span text:style-name="T3">1.5</text:span></text:p>
          </draw:text-box>
        </draw:frame>
        <draw:frame draw:style-name="gr17" draw:text-style-name="P6" draw:layer="layout" svg:width="1.27cm" svg:height="0.806cm" svg:x="15.098cm" svg:y="7.32cm">
          <draw:text-box>
            <text:p><text:span text:style-name="T3">2.8</text:span></text:p>
          </draw:text-box>
        </draw:frame>
        <draw:frame draw:style-name="gr17" draw:text-style-name="P6" draw:layer="layout" svg:width="1.27cm" svg:height="0.806cm" svg:x="15.098cm" svg:y="6.32cm">
          <draw:text-box>
            <text:p><text:span text:style-name="T3">3.2</text:span></text:p>
          </draw:text-box>
        </draw:frame>
        <draw:frame draw:style-name="gr17" draw:text-style-name="P6" draw:layer="layout" svg:width="1.27cm" svg:height="0.806cm" svg:x="15.098cm" svg:y="5.42cm">
          <draw:text-box>
            <text:p><text:span text:style-name="T3">3.6</text:span></text:p>
          </draw:text-box>
        </draw:frame>
        <draw:frame draw:style-name="gr17" draw:text-style-name="P6" draw:layer="layout" svg:width="0.816cm" svg:height="0.806cm" svg:x="15.606cm" svg:y="10.22cm">
          <draw:text-box>
            <text:p><text:span text:style-name="T3">0</text:span></text:p>
          </draw:text-box>
        </draw:frame>
        <draw:frame draw:style-name="gr42" draw:text-style-name="P6" draw:layer="layout" svg:width="1.116cm" svg:height="0.996cm" svg:x="15.306cm" svg:y="9.42cm">
          <draw:text-box>
            <text:p><text:span text:style-name="T3">50</text:span></text:p>
          </draw:text-box>
        </draw:frame>
        <draw:frame draw:style-name="gr42" draw:text-style-name="P6" draw:layer="layout" svg:width="1.524cm" svg:height="0.996cm" svg:x="14.998cm" svg:y="8.521cm">
          <draw:text-box>
            <text:p><text:span text:style-name="T3">100</text:span></text:p>
          </draw:text-box>
        </draw:frame>
        <draw:frame draw:style-name="gr17" draw:text-style-name="P6" draw:layer="layout" svg:width="1.054cm" svg:height="0.806cm" svg:x="0.428cm" svg:y="8.48cm">
          <draw:text-box>
            <text:p><text:span text:style-name="T3">8</text:span></text:p>
          </draw:text-box>
        </draw:frame>
        <draw:frame draw:style-name="gr17" draw:text-style-name="P6" draw:layer="layout" svg:width="0.616cm" svg:height="0.806cm" svg:x="0.482cm" svg:y="9.322cm">
          <draw:text-box>
            <text:p><text:span text:style-name="T3">4</text:span></text:p>
          </draw:text-box>
        </draw:frame>
        <draw:frame draw:style-name="gr17" draw:text-style-name="P6" draw:layer="layout" svg:width="0.616cm" svg:height="0.806cm" svg:x="0.482cm" svg:y="10.222cm">
          <draw:text-box>
            <text:p><text:span text:style-name="T3">0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4.09cm" svg:height="17.182cm" svg:x="0.254cm" svg:y="-1.524cm">
          <draw:image xlink:href="Pictures/1000020100000500000003916DA9A5C7CD4117CF.png" xlink:type="simple" xlink:show="embed" xlink:actuate="onLoad" loext:mime-type="image/png">
            <text:p/>
          </draw:image>
        </draw:frame>
        <draw:custom-shape draw:style-name="gr43" draw:text-style-name="P3" draw:layer="layout" svg:width="1.86cm" svg:height="13.816cm" svg:x="1.27cm" svg:y="0.154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27cm" svg:height="0.806cm" svg:x="2.186cm" svg:y="0.042cm">
          <draw:text-box>
            <text:p><text:span text:style-name="T3">2.0</text:span></text:p>
          </draw:text-box>
        </draw:frame>
        <draw:frame draw:style-name="gr17" draw:text-style-name="P6" draw:layer="layout" svg:width="1.27cm" svg:height="0.806cm" svg:x="2.186cm" svg:y="1.442cm">
          <draw:text-box>
            <text:p><text:span text:style-name="T3">1.0</text:span></text:p>
          </draw:text-box>
        </draw:frame>
        <draw:frame draw:style-name="gr17" draw:text-style-name="P6" draw:layer="layout" svg:width="1.27cm" svg:height="0.806cm" svg:x="2.586cm" svg:y="2.754cm">
          <draw:text-box>
            <text:p><text:span text:style-name="T3">0</text:span></text:p>
          </draw:text-box>
        </draw:frame>
        <draw:frame draw:style-name="gr17" draw:text-style-name="P6" draw:layer="layout" svg:width="1.524cm" svg:height="0.806cm" svg:x="2.086cm" svg:y="3.954cm">
          <draw:text-box>
            <text:p><text:span text:style-name="T3">-1.0</text:span></text:p>
          </draw:text-box>
        </draw:frame>
        <draw:frame draw:style-name="gr17" draw:text-style-name="P6" draw:layer="layout" svg:width="1.524cm" svg:height="0.806cm" svg:x="2.186cm" svg:y="5.654cm">
          <draw:text-box>
            <text:p><text:span text:style-name="T3">3.6</text:span></text:p>
          </draw:text-box>
        </draw:frame>
        <draw:frame draw:style-name="gr17" draw:text-style-name="P6" draw:layer="layout" svg:width="1.524cm" svg:height="0.806cm" svg:x="2.186cm" svg:y="7.054cm">
          <draw:text-box>
            <text:p><text:span text:style-name="T3">3.2</text:span></text:p>
          </draw:text-box>
        </draw:frame>
        <draw:frame draw:style-name="gr17" draw:text-style-name="P6" draw:layer="layout" svg:width="1.524cm" svg:height="0.806cm" svg:x="2.186cm" svg:y="8.454cm">
          <draw:text-box>
            <text:p><text:span text:style-name="T3">2.8</text:span></text:p>
          </draw:text-box>
        </draw:frame>
        <draw:frame draw:style-name="gr17" draw:text-style-name="P6" draw:layer="layout" svg:width="1.524cm" svg:height="0.806cm" svg:x="2.086cm" svg:y="9.454cm">
          <draw:text-box>
            <text:p><text:span text:style-name="T3">150</text:span></text:p>
          </draw:text-box>
        </draw:frame>
        <draw:frame draw:style-name="gr17" draw:text-style-name="P6" draw:layer="layout" svg:width="1.524cm" svg:height="0.806cm" svg:x="2.086cm" svg:y="10.654cm">
          <draw:text-box>
            <text:p><text:span text:style-name="T3">100</text:span></text:p>
          </draw:text-box>
        </draw:frame>
        <draw:frame draw:style-name="gr17" draw:text-style-name="P6" draw:layer="layout" svg:width="1.524cm" svg:height="0.806cm" svg:x="2.286cm" svg:y="11.854cm">
          <draw:text-box>
            <text:p><text:span text:style-name="T3">50</text:span></text:p>
          </draw:text-box>
        </draw:frame>
        <draw:frame draw:style-name="gr17" draw:text-style-name="P6" draw:layer="layout" svg:width="1.524cm" svg:height="0.806cm" svg:x="2.586cm" svg:y="13.154cm">
          <draw:text-box>
            <text:p><text:span text:style-name="T3">0</text:span></text:p>
          </draw:text-box>
        </draw:frame>
        <draw:frame draw:style-name="gr11" draw:text-style-name="P8" draw:layer="layout" svg:width="4.064cm" svg:height="0.66cm" draw:transform="rotate (1.5707963267949) translate (1.378cm 13.762cm)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44" draw:text-style-name="P3" draw:layer="layout" svg:width="21.082cm" svg:height="1.016cm" svg:x="1.27cm" svg:y="13.87cm">
          <text:p/>
          <draw:enhanced-geometry svg:viewBox="0 0 21600 21600" draw:mirror-vertical="true" draw:type="rectangle" draw:enhanced-path="M 0 0 L 21600 0 21600 21600 0 21600 0 0 Z N"/>
        </draw:custom-shape>
        <draw:frame draw:style-name="gr27" draw:text-style-name="P6" draw:layer="layout" svg:width="18.766cm" svg:height="0.878cm" svg:x="3.764cm" svg:y="13.786cm">
          <draw:text-box>
            <text:p><text:span text:style-name="T3">0 <text:s text:c="13"/>100 <text:s text:c="11"/>200 <text:s text:c="11"/>300 <text:s text:c="10"/>400 <text:s text:c="11"/>500 <text:s text:c="11"/>600 <text:s text:c="11"/>700</text:span></text:p>
          </draw:text-box>
        </draw:frame>
        <draw:frame draw:style-name="gr18" draw:text-style-name="P11" draw:layer="layout" svg:width="4.037cm" svg:height="0.962cm" svg:x="10.695cm" svg:y="14.696cm">
          <draw:text-box>
            <text:p>Time (U.arb)</text:p>
          </draw:text-box>
        </draw:frame>
        <draw:custom-shape draw:style-name="gr45" draw:text-style-name="P3" draw:layer="layout" svg:width="4.572cm" svg:height="3.048cm" svg:x="22.56cm" svg:y="0.57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2.83cm" svg:y1="1.17cm" svg:x2="24.1cm" svg:y2="1.17cm">
          <text:p/>
        </draw:line>
        <draw:line draw:style-name="gr21" draw:text-style-name="P12" draw:layer="layout" svg:x1="22.83cm" svg:y1="2.017cm" svg:x2="24.1cm" svg:y2="2.017cm">
          <text:p/>
        </draw:line>
        <draw:line draw:style-name="gr22" draw:text-style-name="P12" draw:layer="layout" svg:x1="22.83cm" svg:y1="2.935cm" svg:x2="24.1cm" svg:y2="2.935cm">
          <text:p/>
        </draw:line>
        <draw:frame draw:style-name="gr46" draw:text-style-name="P5" draw:layer="layout" svg:width="2.31cm" svg:height="0.835cm" svg:x="24.084cm" svg:y="0.787cm">
          <draw:text-box>
            <text:p><text:span text:style-name="T1">Net gain</text:span></text:p>
          </draw:text-box>
        </draw:frame>
        <draw:frame draw:style-name="gr24" draw:text-style-name="P5" draw:layer="layout" svg:width="3.302cm" svg:height="0.835cm" svg:x="24.084cm" svg:y="1.706cm">
          <draw:text-box>
            <text:p><text:span text:style-name="T1">Perturbation</text:span></text:p>
          </draw:text-box>
        </draw:frame>
        <draw:frame draw:style-name="gr24" draw:text-style-name="P5" draw:layer="layout" svg:width="3.302cm" svg:height="0.835cm" svg:x="24.084cm" svg:y="2.554cm">
          <draw:text-box>
            <text:p><text:span text:style-name="T1">Intensity</text:span></text:p>
          </draw:text-box>
        </draw:frame>
        <draw:custom-shape draw:style-name="gr25" draw:text-style-name="P3" draw:layer="layout" svg:width="1.016cm" svg:height="0.508cm" svg:x="6.39cm" svg:y="-0.053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5.944cm" svg:y="-0.20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4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4.09cm" svg:height="17.182cm" svg:x="0.254cm" svg:y="-1.524cm">
          <draw:image xlink:href="Pictures/10000201000005000000039160ADE927BE0F28BA.png" xlink:type="simple" xlink:show="embed" xlink:actuate="onLoad" loext:mime-type="image/png">
            <text:p/>
          </draw:image>
        </draw:frame>
        <draw:custom-shape draw:style-name="gr43" draw:text-style-name="P3" draw:layer="layout" svg:width="1.86cm" svg:height="13.816cm" svg:x="1.27cm" svg:y="0.154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27cm" svg:height="0.806cm" svg:x="2.186cm" svg:y="0.842cm">
          <draw:text-box>
            <text:p><text:span text:style-name="T3">1.5</text:span></text:p>
          </draw:text-box>
        </draw:frame>
        <draw:frame draw:style-name="gr17" draw:text-style-name="P6" draw:layer="layout" svg:width="1.27cm" svg:height="0.806cm" svg:x="2.186cm" svg:y="1.642cm">
          <draw:text-box>
            <text:p><text:span text:style-name="T3">1.0</text:span></text:p>
          </draw:text-box>
        </draw:frame>
        <draw:frame draw:style-name="gr17" draw:text-style-name="P6" draw:layer="layout" svg:width="1.27cm" svg:height="0.806cm" svg:x="2.186cm" svg:y="2.454cm">
          <draw:text-box>
            <text:p><text:span text:style-name="T3">0.5</text:span></text:p>
          </draw:text-box>
        </draw:frame>
        <draw:frame draw:style-name="gr17" draw:text-style-name="P6" draw:layer="layout" svg:width="1.216cm" svg:height="0.806cm" svg:x="2.186cm" svg:y="3.254cm">
          <draw:text-box>
            <text:p><text:span text:style-name="T3">0.0</text:span></text:p>
          </draw:text-box>
        </draw:frame>
        <draw:frame draw:style-name="gr17" draw:text-style-name="P6" draw:layer="layout" svg:width="1.524cm" svg:height="0.806cm" svg:x="2.186cm" svg:y="6.354cm">
          <draw:text-box>
            <text:p><text:span text:style-name="T3">3.0</text:span></text:p>
          </draw:text-box>
        </draw:frame>
        <draw:frame draw:style-name="gr17" draw:text-style-name="P6" draw:layer="layout" svg:width="1.524cm" svg:height="0.806cm" svg:x="2.186cm" svg:y="7.254cm">
          <draw:text-box>
            <text:p><text:span text:style-name="T3">2.5</text:span></text:p>
          </draw:text-box>
        </draw:frame>
        <draw:frame draw:style-name="gr17" draw:text-style-name="P6" draw:layer="layout" svg:width="1.524cm" svg:height="0.806cm" svg:x="2.186cm" svg:y="8.154cm">
          <draw:text-box>
            <text:p><text:span text:style-name="T3">2.0</text:span></text:p>
          </draw:text-box>
        </draw:frame>
        <draw:frame draw:style-name="gr47" draw:text-style-name="P6" draw:layer="layout" svg:width="1.17cm" svg:height="1.353cm" svg:x="2.386cm" svg:y="9.554cm">
          <draw:text-box>
            <text:p><text:span text:style-name="T3">10</text:span></text:p>
          </draw:text-box>
        </draw:frame>
        <draw:frame draw:style-name="gr17" draw:text-style-name="P6" draw:layer="layout" svg:width="0.708cm" svg:height="0.806cm" svg:x="2.586cm" svg:y="10.254cm">
          <draw:text-box>
            <text:p><text:span text:style-name="T3">8</text:span></text:p>
          </draw:text-box>
        </draw:frame>
        <draw:frame draw:style-name="gr17" draw:text-style-name="P6" draw:layer="layout" svg:width="0.762cm" svg:height="0.806cm" svg:x="2.586cm" svg:y="11.654cm">
          <draw:text-box>
            <text:p><text:span text:style-name="T3">4</text:span></text:p>
          </draw:text-box>
        </draw:frame>
        <draw:frame draw:style-name="gr17" draw:text-style-name="P6" draw:layer="layout" svg:width="1.524cm" svg:height="0.806cm" svg:x="2.586cm" svg:y="13.154cm">
          <draw:text-box>
            <text:p><text:span text:style-name="T3">0</text:span></text:p>
          </draw:text-box>
        </draw:frame>
        <draw:frame draw:style-name="gr11" draw:text-style-name="P8" draw:layer="layout" svg:width="4.064cm" svg:height="0.66cm" draw:transform="rotate (1.5707963267949) translate (1.378cm 13.762cm)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44" draw:text-style-name="P3" draw:layer="layout" svg:width="21.082cm" svg:height="1.016cm" svg:x="1.27cm" svg:y="13.87cm">
          <text:p/>
          <draw:enhanced-geometry svg:viewBox="0 0 21600 21600" draw:mirror-vertical="true" draw:type="rectangle" draw:enhanced-path="M 0 0 L 21600 0 21600 21600 0 21600 0 0 Z N"/>
        </draw:custom-shape>
        <draw:frame draw:style-name="gr27" draw:text-style-name="P6" draw:layer="layout" svg:width="18.766cm" svg:height="0.878cm" svg:x="3.764cm" svg:y="13.786cm">
          <draw:text-box>
            <text:p><text:span text:style-name="T3">0 <text:s text:c="13"/>100 <text:s text:c="11"/>200 <text:s text:c="11"/>300 <text:s text:c="10"/>400 <text:s text:c="11"/>500 <text:s text:c="11"/>600 <text:s text:c="11"/>700</text:span></text:p>
          </draw:text-box>
        </draw:frame>
        <draw:frame draw:style-name="gr18" draw:text-style-name="P11" draw:layer="layout" svg:width="4.037cm" svg:height="0.962cm" svg:x="10.695cm" svg:y="14.696cm">
          <draw:text-box>
            <text:p>Time (U.arb)</text:p>
          </draw:text-box>
        </draw:frame>
        <draw:custom-shape draw:style-name="gr45" draw:text-style-name="P3" draw:layer="layout" svg:width="4.572cm" svg:height="3.048cm" svg:x="22.56cm" svg:y="0.57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2.83cm" svg:y1="1.17cm" svg:x2="24.1cm" svg:y2="1.17cm">
          <text:p/>
        </draw:line>
        <draw:line draw:style-name="gr21" draw:text-style-name="P12" draw:layer="layout" svg:x1="22.83cm" svg:y1="2.017cm" svg:x2="24.1cm" svg:y2="2.017cm">
          <text:p/>
        </draw:line>
        <draw:line draw:style-name="gr22" draw:text-style-name="P12" draw:layer="layout" svg:x1="22.83cm" svg:y1="2.935cm" svg:x2="24.1cm" svg:y2="2.935cm">
          <text:p/>
        </draw:line>
        <draw:frame draw:style-name="gr46" draw:text-style-name="P5" draw:layer="layout" svg:width="2.31cm" svg:height="0.835cm" svg:x="24.084cm" svg:y="0.787cm">
          <draw:text-box>
            <text:p><text:span text:style-name="T1">Net gain</text:span></text:p>
          </draw:text-box>
        </draw:frame>
        <draw:frame draw:style-name="gr24" draw:text-style-name="P5" draw:layer="layout" svg:width="3.302cm" svg:height="0.835cm" svg:x="24.084cm" svg:y="1.706cm">
          <draw:text-box>
            <text:p><text:span text:style-name="T1">Perturbation</text:span></text:p>
          </draw:text-box>
        </draw:frame>
        <draw:frame draw:style-name="gr24" draw:text-style-name="P5" draw:layer="layout" svg:width="3.302cm" svg:height="0.835cm" svg:x="24.084cm" svg:y="2.554cm">
          <draw:text-box>
            <text:p><text:span text:style-name="T1">Intensity</text:span></text:p>
          </draw:text-box>
        </draw:frame>
        <draw:custom-shape draw:style-name="gr25" draw:text-style-name="P3" draw:layer="layout" svg:width="1.016cm" svg:height="0.508cm" svg:x="6.389cm" svg:y="-0.05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5.943cm" svg:y="-0.20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7" draw:text-style-name="P6" draw:layer="layout" svg:width="1.524cm" svg:height="0.806cm" svg:x="2.186cm" svg:y="5.454cm">
          <draw:text-box>
            <text:p><text:span text:style-name="T3">3.5</text:span></text:p>
          </draw:text-box>
        </draw:frame>
        <draw:frame draw:style-name="gr17" draw:text-style-name="P6" draw:layer="layout" svg:width="1.27cm" svg:height="0.806cm" svg:x="2.186cm" svg:y="0.142cm">
          <draw:text-box>
            <text:p><text:span text:style-name="T3">2.0</text:span></text:p>
          </draw:text-box>
        </draw:frame>
        <draw:frame draw:style-name="gr17" draw:text-style-name="P6" draw:layer="layout" svg:width="0.762cm" svg:height="0.806cm" svg:x="2.586cm" svg:y="12.454cm">
          <draw:text-box>
            <text:p><text:span text:style-name="T3">2</text:span></text:p>
          </draw:text-box>
        </draw:frame>
        <draw:frame draw:style-name="gr17" draw:text-style-name="P6" draw:layer="layout" svg:width="0.762cm" svg:height="0.806cm" svg:x="2.586cm" svg:y="10.954cm">
          <draw:text-box>
            <text:p><text:span text:style-name="T3">6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4.09cm" svg:height="17.182cm" svg:x="0.802cm" svg:y="-1.724cm">
          <draw:image xlink:href="Pictures/100002010000049D0000034E4AE372EACEAA4A59.png" xlink:type="simple" xlink:show="embed" xlink:actuate="onLoad" loext:mime-type="image/png">
            <text:p/>
          </draw:image>
        </draw:frame>
        <draw:custom-shape draw:style-name="gr48" draw:text-style-name="P3" draw:layer="layout" svg:width="1.86cm" svg:height="15.086cm" svg:x="0.07cm" svg:y="-0.246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27cm" svg:height="0.806cm" svg:x="0.986cm" svg:y="0.642cm">
          <draw:text-box>
            <text:p><text:span text:style-name="T3">1.5</text:span></text:p>
          </draw:text-box>
        </draw:frame>
        <draw:frame draw:style-name="gr17" draw:text-style-name="P6" draw:layer="layout" svg:width="1.27cm" svg:height="0.806cm" svg:x="0.986cm" svg:y="2.054cm">
          <draw:text-box>
            <text:p><text:span text:style-name="T3">0.5</text:span></text:p>
          </draw:text-box>
        </draw:frame>
        <draw:frame draw:style-name="gr17" draw:text-style-name="P6" draw:layer="layout" svg:width="1.524cm" svg:height="0.806cm" svg:x="0.786cm" svg:y="3.554cm">
          <draw:text-box>
            <text:p><text:span text:style-name="T3">-0.5</text:span></text:p>
          </draw:text-box>
        </draw:frame>
        <draw:frame draw:style-name="gr17" draw:text-style-name="P6" draw:layer="layout" svg:width="1.524cm" svg:height="0.806cm" svg:x="0.986cm" svg:y="6.254cm">
          <draw:text-box>
            <text:p><text:span text:style-name="T3">3.6</text:span></text:p>
          </draw:text-box>
        </draw:frame>
        <draw:frame draw:style-name="gr17" draw:text-style-name="P6" draw:layer="layout" svg:width="1.524cm" svg:height="0.806cm" svg:x="0.986cm" svg:y="7.554cm">
          <draw:text-box>
            <text:p><text:span text:style-name="T3">3.2</text:span></text:p>
          </draw:text-box>
        </draw:frame>
        <draw:frame draw:style-name="gr17" draw:text-style-name="P6" draw:layer="layout" svg:width="1.524cm" svg:height="0.806cm" svg:x="0.986cm" svg:y="8.854cm">
          <draw:text-box>
            <text:p><text:span text:style-name="T3">2.8</text:span></text:p>
          </draw:text-box>
        </draw:frame>
        <draw:frame draw:style-name="gr17" draw:text-style-name="P6" draw:layer="layout" svg:width="1.524cm" svg:height="0.806cm" svg:x="0.886cm" svg:y="9.954cm">
          <draw:text-box>
            <text:p><text:span text:style-name="T3">125</text:span></text:p>
          </draw:text-box>
        </draw:frame>
        <draw:frame draw:style-name="gr49" draw:text-style-name="P6" draw:layer="layout" svg:width="1.246cm" svg:height="0.9cm" svg:x="1.186cm" svg:y="11.154cm">
          <draw:text-box>
            <text:p><text:span text:style-name="T3">75</text:span></text:p>
          </draw:text-box>
        </draw:frame>
        <draw:frame draw:style-name="gr17" draw:text-style-name="P6" draw:layer="layout" svg:width="1.524cm" svg:height="0.806cm" svg:x="1.086cm" svg:y="12.554cm">
          <draw:text-box>
            <text:p><text:span text:style-name="T3">25</text:span></text:p>
          </draw:text-box>
        </draw:frame>
        <draw:frame draw:style-name="gr17" draw:text-style-name="P6" draw:layer="layout" svg:width="1.524cm" svg:height="0.806cm" svg:x="1.286cm" svg:y="13.854cm">
          <draw:text-box>
            <text:p><text:span text:style-name="T3">0</text:span></text:p>
          </draw:text-box>
        </draw:frame>
        <draw:frame draw:style-name="gr11" draw:text-style-name="P8" draw:layer="layout" svg:width="4.064cm" svg:height="0.66cm" draw:transform="rotate (1.5707963267949) translate (0.078cm 14.662cm)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44" draw:text-style-name="P3" draw:layer="layout" svg:width="21.082cm" svg:height="1.016cm" svg:x="0.67cm" svg:y="14.67cm">
          <text:p/>
          <draw:enhanced-geometry svg:viewBox="0 0 21600 21600" draw:mirror-vertical="true" draw:type="rectangle" draw:enhanced-path="M 0 0 L 21600 0 21600 21600 0 21600 0 0 Z N"/>
        </draw:custom-shape>
        <draw:frame draw:style-name="gr47" draw:text-style-name="P6" draw:layer="layout" svg:width="19.782cm" svg:height="1.361cm" svg:x="2.57cm" svg:y="14.58cm">
          <draw:text-box>
            <text:p><text:span text:style-name="T3">0 <text:s text:c="14"/>100 <text:s text:c="13"/>200 <text:s text:c="13"/>300 <text:s text:c="12"/>400 <text:s text:c="12"/>500 <text:s text:c="12"/>600 <text:s text:c="13"/>700</text:span></text:p>
          </draw:text-box>
        </draw:frame>
        <draw:frame draw:style-name="gr18" draw:text-style-name="P11" draw:layer="layout" svg:width="4.037cm" svg:height="0.962cm" svg:x="9.295cm" svg:y="14.896cm">
          <draw:text-box>
            <text:p>Time (U.arb)</text:p>
          </draw:text-box>
        </draw:frame>
        <draw:custom-shape draw:style-name="gr45" draw:text-style-name="P3" draw:layer="layout" svg:width="4.572cm" svg:height="3.048cm" svg:x="22.56cm" svg:y="0.37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2.83cm" svg:y1="0.97cm" svg:x2="24.1cm" svg:y2="0.97cm">
          <text:p/>
        </draw:line>
        <draw:line draw:style-name="gr21" draw:text-style-name="P12" draw:layer="layout" svg:x1="22.83cm" svg:y1="1.817cm" svg:x2="24.1cm" svg:y2="1.817cm">
          <text:p/>
        </draw:line>
        <draw:line draw:style-name="gr22" draw:text-style-name="P12" draw:layer="layout" svg:x1="22.83cm" svg:y1="2.735cm" svg:x2="24.1cm" svg:y2="2.735cm">
          <text:p/>
        </draw:line>
        <draw:frame draw:style-name="gr46" draw:text-style-name="P5" draw:layer="layout" svg:width="2.31cm" svg:height="0.835cm" svg:x="24.084cm" svg:y="0.587cm">
          <draw:text-box>
            <text:p><text:span text:style-name="T1">Net gain</text:span></text:p>
          </draw:text-box>
        </draw:frame>
        <draw:frame draw:style-name="gr24" draw:text-style-name="P5" draw:layer="layout" svg:width="3.302cm" svg:height="0.835cm" svg:x="24.084cm" svg:y="1.506cm">
          <draw:text-box>
            <text:p><text:span text:style-name="T1">Perturbation</text:span></text:p>
          </draw:text-box>
        </draw:frame>
        <draw:frame draw:style-name="gr24" draw:text-style-name="P5" draw:layer="layout" svg:width="3.302cm" svg:height="0.835cm" svg:x="24.084cm" svg:y="2.354cm">
          <draw:text-box>
            <text:p><text:span text:style-name="T1">Intensity</text:span></text:p>
          </draw:text-box>
        </draw:frame>
        <draw:custom-shape draw:style-name="gr25" draw:text-style-name="P3" draw:layer="layout" svg:width="1.016cm" svg:height="0.508cm" svg:x="5.59cm" svg:y="-0.253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5.144cm" svg:y="-0.30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7" draw:text-style-name="P6" draw:layer="layout" svg:width="1.524cm" svg:height="0.806cm" svg:x="0.986cm" svg:y="4.954cm">
          <draw:text-box>
            <text:p><text:span text:style-name="T3">4.0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4.09cm" svg:height="17.182cm" svg:x="0.802cm" svg:y="-1.724cm">
          <draw:image xlink:href="Pictures/1000020100000493000003518F2005C13CE0C7AF.png" xlink:type="simple" xlink:show="embed" xlink:actuate="onLoad" loext:mime-type="image/png">
            <text:p/>
          </draw:image>
        </draw:frame>
        <draw:custom-shape draw:style-name="gr48" draw:text-style-name="P3" draw:layer="layout" svg:width="1.86cm" svg:height="15.086cm" svg:x="-0.03cm" svg:y="-0.246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27cm" svg:height="0.806cm" svg:x="0.986cm" svg:y="0.642cm">
          <draw:text-box>
            <text:p><text:span text:style-name="T3">1.5</text:span></text:p>
          </draw:text-box>
        </draw:frame>
        <draw:frame draw:style-name="gr17" draw:text-style-name="P6" draw:layer="layout" svg:width="1.27cm" svg:height="0.806cm" svg:x="0.986cm" svg:y="2.054cm">
          <draw:text-box>
            <text:p><text:span text:style-name="T3">0.5</text:span></text:p>
          </draw:text-box>
        </draw:frame>
        <draw:frame draw:style-name="gr17" draw:text-style-name="P6" draw:layer="layout" svg:width="1.524cm" svg:height="0.806cm" svg:x="0.786cm" svg:y="3.554cm">
          <draw:text-box>
            <text:p><text:span text:style-name="T3">-0.5</text:span></text:p>
          </draw:text-box>
        </draw:frame>
        <draw:frame draw:style-name="gr17" draw:text-style-name="P6" draw:layer="layout" svg:width="1.524cm" svg:height="0.806cm" svg:x="0.786cm" svg:y="6.754cm">
          <draw:text-box>
            <text:p><text:span text:style-name="T3">3.0</text:span></text:p>
          </draw:text-box>
        </draw:frame>
        <draw:frame draw:style-name="gr17" draw:text-style-name="P6" draw:layer="layout" svg:width="1.524cm" svg:height="0.806cm" svg:x="0.886cm" svg:y="7.654cm">
          <draw:text-box>
            <text:p><text:span text:style-name="T3">2.5</text:span></text:p>
          </draw:text-box>
        </draw:frame>
        <draw:frame draw:style-name="gr17" draw:text-style-name="P6" draw:layer="layout" svg:width="1.524cm" svg:height="0.806cm" svg:x="0.786cm" svg:y="8.654cm">
          <draw:text-box>
            <text:p><text:span text:style-name="T3">2.0</text:span></text:p>
          </draw:text-box>
        </draw:frame>
        <draw:frame draw:style-name="gr17" draw:text-style-name="P6" draw:layer="layout" svg:width="1.524cm" svg:height="0.806cm" svg:x="0.786cm" svg:y="10.054cm">
          <draw:text-box>
            <text:p><text:span text:style-name="T3">150</text:span></text:p>
          </draw:text-box>
        </draw:frame>
        <draw:frame draw:style-name="gr50" draw:text-style-name="P6" draw:layer="layout" svg:width="1.5cm" svg:height="0.838cm" svg:x="0.786cm" svg:y="11.154cm">
          <draw:text-box>
            <text:p><text:span text:style-name="T3">100</text:span></text:p>
          </draw:text-box>
        </draw:frame>
        <draw:frame draw:style-name="gr17" draw:text-style-name="P6" draw:layer="layout" svg:width="1.524cm" svg:height="0.806cm" svg:x="1.086cm" svg:y="12.554cm">
          <draw:text-box>
            <text:p><text:span text:style-name="T3">50</text:span></text:p>
          </draw:text-box>
        </draw:frame>
        <draw:frame draw:style-name="gr17" draw:text-style-name="P6" draw:layer="layout" svg:width="1.524cm" svg:height="0.806cm" svg:x="1.286cm" svg:y="13.854cm">
          <draw:text-box>
            <text:p><text:span text:style-name="T3">0</text:span></text:p>
          </draw:text-box>
        </draw:frame>
        <draw:frame draw:style-name="gr11" draw:text-style-name="P8" draw:layer="layout" svg:width="4.064cm" svg:height="0.66cm" draw:transform="rotate (1.5707963267949) translate (0.078cm 14.662cm)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gr44" draw:text-style-name="P3" draw:layer="layout" svg:width="21.082cm" svg:height="1.016cm" svg:x="0.67cm" svg:y="14.67cm">
          <text:p/>
          <draw:enhanced-geometry svg:viewBox="0 0 21600 21600" draw:mirror-vertical="true" draw:type="rectangle" draw:enhanced-path="M 0 0 L 21600 0 21600 21600 0 21600 0 0 Z N"/>
        </draw:custom-shape>
        <draw:frame draw:style-name="gr47" draw:text-style-name="P6" draw:layer="layout" svg:width="19.782cm" svg:height="1.361cm" svg:x="2.57cm" svg:y="14.58cm">
          <draw:text-box>
            <text:p><text:span text:style-name="T3">0 <text:s text:c="14"/>100 <text:s text:c="13"/>200 <text:s text:c="13"/>300 <text:s text:c="12"/>400 <text:s text:c="12"/>500 <text:s text:c="12"/>600 <text:s text:c="13"/>700</text:span></text:p>
          </draw:text-box>
        </draw:frame>
        <draw:frame draw:style-name="gr18" draw:text-style-name="P11" draw:layer="layout" svg:width="4.037cm" svg:height="0.962cm" svg:x="9.295cm" svg:y="14.896cm">
          <draw:text-box>
            <text:p>Time (U.arb)</text:p>
          </draw:text-box>
        </draw:frame>
        <draw:custom-shape draw:style-name="gr45" draw:text-style-name="P3" draw:layer="layout" svg:width="4.572cm" svg:height="3.048cm" svg:x="22.56cm" svg:y="0.37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2.83cm" svg:y1="0.97cm" svg:x2="24.1cm" svg:y2="0.97cm">
          <text:p/>
        </draw:line>
        <draw:line draw:style-name="gr21" draw:text-style-name="P12" draw:layer="layout" svg:x1="22.83cm" svg:y1="1.817cm" svg:x2="24.1cm" svg:y2="1.817cm">
          <text:p/>
        </draw:line>
        <draw:line draw:style-name="gr22" draw:text-style-name="P12" draw:layer="layout" svg:x1="22.83cm" svg:y1="2.735cm" svg:x2="24.1cm" svg:y2="2.735cm">
          <text:p/>
        </draw:line>
        <draw:frame draw:style-name="gr46" draw:text-style-name="P5" draw:layer="layout" svg:width="2.31cm" svg:height="0.835cm" svg:x="24.084cm" svg:y="0.587cm">
          <draw:text-box>
            <text:p><text:span text:style-name="T1">Net gain</text:span></text:p>
          </draw:text-box>
        </draw:frame>
        <draw:frame draw:style-name="gr24" draw:text-style-name="P5" draw:layer="layout" svg:width="3.302cm" svg:height="0.835cm" svg:x="24.084cm" svg:y="1.506cm">
          <draw:text-box>
            <text:p><text:span text:style-name="T1">Perturbation</text:span></text:p>
          </draw:text-box>
        </draw:frame>
        <draw:frame draw:style-name="gr24" draw:text-style-name="P5" draw:layer="layout" svg:width="3.302cm" svg:height="0.835cm" svg:x="24.084cm" svg:y="2.354cm">
          <draw:text-box>
            <text:p><text:span text:style-name="T1">Intensity</text:span></text:p>
          </draw:text-box>
        </draw:frame>
        <draw:custom-shape draw:style-name="gr25" draw:text-style-name="P3" draw:layer="layout" svg:width="1.016cm" svg:height="0.508cm" svg:x="5.49cm" svg:y="-0.153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5.044cm" svg:y="-0.20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7" draw:text-style-name="P6" draw:layer="layout" svg:width="1.524cm" svg:height="0.806cm" svg:x="0.886cm" svg:y="5.854cm">
          <draw:text-box>
            <text:p><text:span text:style-name="T3">3.5</text:span></text:p>
          </draw:text-box>
        </draw:frame>
        <draw:frame draw:style-name="gr17" draw:text-style-name="P6" draw:layer="layout" svg:width="1.524cm" svg:height="0.806cm" svg:x="0.886cm" svg:y="4.954cm">
          <draw:text-box>
            <text:p><text:span text:style-name="T3">4.0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7.662cm" svg:height="15.858cm" svg:x="0.17cm" svg:y="-0.3cm">
          <draw:image xlink:href="Pictures/100002010000042200000253BB98092020564863.png" xlink:type="simple" xlink:show="embed" xlink:actuate="onLoad" loext:mime-type="image/png">
            <text:p/>
          </draw:image>
        </draw:frame>
        <draw:custom-shape draw:style-name="gr51" draw:text-style-name="P3" draw:layer="layout" svg:width="2.794cm" svg:height="1.524cm" svg:x="4.826cm" svg:y="-1.27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5.045cm" svg:y="-0.20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style-name="gr52" draw:text-style-name="P3" draw:layer="layout" svg:width="3.81cm" svg:height="1.016cm" svg:x="9.498cm" svg:y="15.14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4.037cm" svg:height="0.962cm" svg:x="9.296cm" svg:y="14.896cm">
          <draw:text-box>
            <text:p>Time (U.arb)</text:p>
          </draw:text-box>
        </draw:frame>
        <presentation:notes draw:style-name="dp2">
          <draw:page-thumbnail draw:style-name="gr14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3" draw:text-style-name="P8" draw:layer="layout" svg:width="20.296cm" svg:height="15.749cm" svg:x="3.822cm" svg:y="-0.19cm">
          <draw:image xlink:href="Pictures/100000000000044A00000354853924961EF00C7D.png" xlink:type="simple" xlink:show="embed" xlink:actuate="onLoad" loext:mime-type="image/png">
            <text:p/>
          </draw:image>
        </draw:frame>
        <draw:custom-shape draw:style-name="gr54" draw:text-style-name="P3" draw:layer="layout" svg:width="4.318cm" svg:height="14.986cm" svg:x="0.492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27cm" svg:height="0.806cm" svg:x="3.81cm" svg:y="1.524cm">
          <draw:text-box>
            <text:p><text:span text:style-name="T3">3.8</text:span></text:p>
          </draw:text-box>
        </draw:frame>
        <draw:frame draw:style-name="gr17" draw:text-style-name="P6" draw:layer="layout" svg:width="1.27cm" svg:height="0.806cm" svg:x="3.81cm" svg:y="3.524cm">
          <draw:text-box>
            <text:p><text:span text:style-name="T3">3.6</text:span></text:p>
          </draw:text-box>
        </draw:frame>
        <draw:frame draw:style-name="gr17" draw:text-style-name="P6" draw:layer="layout" svg:width="1.27cm" svg:height="0.806cm" svg:x="3.81cm" svg:y="5.424cm">
          <draw:text-box>
            <text:p><text:span text:style-name="T3">3.4</text:span></text:p>
          </draw:text-box>
        </draw:frame>
        <draw:frame draw:style-name="gr17" draw:text-style-name="P6" draw:layer="layout" svg:width="1.27cm" svg:height="0.806cm" svg:x="3.81cm" svg:y="7.324cm">
          <draw:text-box>
            <text:p><text:span text:style-name="T3">3.2</text:span></text:p>
          </draw:text-box>
        </draw:frame>
        <draw:frame draw:style-name="gr17" draw:text-style-name="P6" draw:layer="layout" svg:width="1.27cm" svg:height="0.806cm" svg:x="3.81cm" svg:y="9.224cm">
          <draw:text-box>
            <text:p><text:span text:style-name="T3">3.0</text:span></text:p>
          </draw:text-box>
        </draw:frame>
        <draw:frame draw:style-name="gr17" draw:text-style-name="P6" draw:layer="layout" svg:width="1.27cm" svg:height="0.806cm" svg:x="3.81cm" svg:y="11.224cm">
          <draw:text-box>
            <text:p><text:span text:style-name="T3">2.8</text:span></text:p>
          </draw:text-box>
        </draw:frame>
        <draw:frame draw:style-name="gr17" draw:text-style-name="P6" draw:layer="layout" svg:width="1.27cm" svg:height="0.806cm" svg:x="3.81cm" svg:y="13.124cm">
          <draw:text-box>
            <text:p><text:span text:style-name="T3">2.6</text:span></text:p>
          </draw:text-box>
        </draw:frame>
        <draw:custom-shape draw:style-name="gr55" draw:text-style-name="P3" draw:layer="layout" svg:width="23.13cm" svg:height="0.573cm" svg:x="0.492cm" svg:y="14.784cm">
          <text:p/>
          <draw:enhanced-geometry svg:viewBox="0 0 21600 21600" draw:mirror-vertical="true" draw:type="rectangle" draw:enhanced-path="M 0 0 L 21600 0 21600 21600 0 21600 0 0 Z N"/>
        </draw:custom-shape>
        <draw:frame draw:style-name="gr56" draw:text-style-name="P6" draw:layer="layout" svg:width="1.54cm" svg:height="0.806cm" svg:x="4.81cm" svg:y="14.524cm">
          <draw:text-box>
            <text:p><text:span text:style-name="T3">1.75</text:span></text:p>
          </draw:text-box>
        </draw:frame>
        <draw:frame draw:style-name="gr56" draw:text-style-name="P6" draw:layer="layout" svg:width="1.54cm" svg:height="0.806cm" svg:x="6.81cm" svg:y="14.524cm">
          <draw:text-box>
            <text:p><text:span text:style-name="T3">2.00</text:span></text:p>
          </draw:text-box>
        </draw:frame>
        <draw:frame draw:style-name="gr56" draw:text-style-name="P6" draw:layer="layout" svg:width="1.54cm" svg:height="0.806cm" svg:x="8.81cm" svg:y="14.524cm">
          <draw:text-box>
            <text:p><text:span text:style-name="T3">2.25</text:span></text:p>
          </draw:text-box>
        </draw:frame>
        <draw:frame draw:style-name="gr56" draw:text-style-name="P6" draw:layer="layout" svg:width="1.54cm" svg:height="0.806cm" svg:x="11.01cm" svg:y="14.524cm">
          <draw:text-box>
            <text:p><text:span text:style-name="T3">2.50</text:span></text:p>
          </draw:text-box>
        </draw:frame>
        <draw:frame draw:style-name="gr56" draw:text-style-name="P6" draw:layer="layout" svg:width="1.54cm" svg:height="0.806cm" svg:x="13.11cm" svg:y="14.524cm">
          <draw:text-box>
            <text:p><text:span text:style-name="T3">2.75</text:span></text:p>
          </draw:text-box>
        </draw:frame>
        <draw:frame draw:style-name="gr56" draw:text-style-name="P6" draw:layer="layout" svg:width="1.54cm" svg:height="0.806cm" svg:x="15.31cm" svg:y="14.524cm">
          <draw:text-box>
            <text:p><text:span text:style-name="T3">3.00</text:span></text:p>
          </draw:text-box>
        </draw:frame>
        <draw:frame draw:style-name="gr56" draw:text-style-name="P6" draw:layer="layout" svg:width="1.54cm" svg:height="0.806cm" svg:x="17.51cm" svg:y="14.524cm">
          <draw:text-box>
            <text:p><text:span text:style-name="T3">3.25</text:span></text:p>
          </draw:text-box>
        </draw:frame>
        <draw:frame draw:style-name="gr56" draw:text-style-name="P6" draw:layer="layout" svg:width="1.54cm" svg:height="0.806cm" svg:x="19.51cm" svg:y="14.524cm">
          <draw:text-box>
            <text:p><text:span text:style-name="T3">3.50</text:span></text:p>
          </draw:text-box>
        </draw:frame>
        <draw:frame draw:style-name="gr56" draw:text-style-name="P6" draw:layer="layout" svg:width="1.54cm" svg:height="0.806cm" svg:x="21.61cm" svg:y="14.524cm">
          <draw:text-box>
            <text:p><text:span text:style-name="T3">3.75</text:span></text:p>
          </draw:text-box>
        </draw:frame>
        <draw:frame draw:style-name="gr11" draw:text-style-name="P8" draw:layer="layout" svg:width="1.022cm" svg:height="0.635cm" svg:x="12.67cm" svg:y="15.08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1" draw:text-style-name="P8" draw:layer="layout" svg:width="1.016cm" svg:height="0.635cm" draw:transform="rotate (1.5707963267949) translate (3.377cm 8.605cm)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office:forms form:automatic-focus="false" form:apply-design-mode="false"/>
          <draw:page-thumbnail draw:style-name="gr14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3" draw:text-style-name="P8" draw:layer="layout" svg:width="25.468cm" svg:height="18.165cm" svg:x="0.116cm" svg:y="-1.778cm">
          <draw:image xlink:href="Pictures/10000201000005000000039178155E04348F384A.png" xlink:type="simple" xlink:show="embed" xlink:actuate="onLoad" loext:mime-type="image/png">
            <text:p/>
          </draw:image>
        </draw:frame>
        <draw:custom-shape draw:style-name="gr25" draw:text-style-name="P3" draw:layer="layout" svg:width="1.016cm" svg:height="0.508cm" svg:x="7.091cm" svg:y="-0.153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857cm" svg:height="0.662cm" svg:x="6.645cm" svg:y="-0.10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57" draw:text-style-name="P3" draw:layer="layout" svg:width="1.524cm" svg:height="14.986cm" svg:x="1.616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794cm" svg:height="0.457cm" draw:transform="rotate (1.5707963267949) translate (1.758cm 14.354cm)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8" draw:text-style-name="P6" draw:layer="layout" svg:width="0.608cm" svg:height="0.806cm" svg:x="2.574cm" svg:y="-0.082cm">
          <draw:text-box>
            <text:p><text:span text:style-name="T3">2</text:span></text:p>
          </draw:text-box>
        </draw:frame>
        <draw:frame draw:style-name="gr58" draw:text-style-name="P6" draw:layer="layout" svg:width="0.608cm" svg:height="0.806cm" svg:x="2.574cm" svg:y="1.018cm">
          <draw:text-box>
            <text:p><text:span text:style-name="T3">1</text:span></text:p>
          </draw:text-box>
        </draw:frame>
        <draw:frame draw:style-name="gr58" draw:text-style-name="P6" draw:layer="layout" svg:width="0.608cm" svg:height="0.806cm" svg:x="2.574cm" svg:y="2.118cm">
          <draw:text-box>
            <text:p><text:span text:style-name="T3">0</text:span></text:p>
          </draw:text-box>
        </draw:frame>
        <draw:frame draw:style-name="gr59" draw:text-style-name="P6" draw:layer="layout" svg:width="2.032cm" svg:height="1.361cm" svg:x="1.666cm" svg:y="3.618cm">
          <draw:text-box>
            <text:p><text:span text:style-name="T3">0.100</text:span></text:p>
          </draw:text-box>
        </draw:frame>
        <draw:frame draw:style-name="gr58" draw:text-style-name="P6" draw:layer="layout" svg:width="2.032cm" svg:height="0.806cm" svg:x="1.666cm" svg:y="4.318cm">
          <draw:text-box>
            <text:p><text:span text:style-name="T3">0.075</text:span></text:p>
          </draw:text-box>
        </draw:frame>
        <draw:frame draw:style-name="gr58" draw:text-style-name="P6" draw:layer="layout" svg:width="2.032cm" svg:height="0.806cm" svg:x="1.666cm" svg:y="5.118cm">
          <draw:text-box>
            <text:p><text:span text:style-name="T3">0.050</text:span></text:p>
          </draw:text-box>
        </draw:frame>
        <draw:frame draw:style-name="gr58" draw:text-style-name="P6" draw:layer="layout" svg:width="2.286cm" svg:height="0.806cm" svg:x="1.666cm" svg:y="5.818cm">
          <draw:text-box>
            <text:p><text:span text:style-name="T3">0.025</text:span></text:p>
          </draw:text-box>
        </draw:frame>
        <draw:frame draw:style-name="gr58" draw:text-style-name="P6" draw:layer="layout" svg:width="2.286cm" svg:height="0.806cm" svg:x="1.666cm" svg:y="6.518cm">
          <draw:text-box>
            <text:p><text:span text:style-name="T3">0.000</text:span></text:p>
          </draw:text-box>
        </draw:frame>
        <draw:frame draw:style-name="gr58" draw:text-style-name="P6" draw:layer="layout" svg:width="1.416cm" svg:height="0.806cm" svg:x="2.066cm" svg:y="10.118cm">
          <draw:text-box>
            <text:p><text:span text:style-name="T3">2.4</text:span></text:p>
          </draw:text-box>
        </draw:frame>
        <draw:frame draw:style-name="gr58" draw:text-style-name="P6" draw:layer="layout" svg:width="3.302cm" svg:height="0.806cm" svg:x="2.078cm" svg:y="9.342cm">
          <draw:text-box>
            <text:p><text:span text:style-name="T3">2.8</text:span></text:p>
          </draw:text-box>
        </draw:frame>
        <draw:frame draw:style-name="gr58" draw:text-style-name="P6" draw:layer="layout" svg:width="2.54cm" svg:height="0.806cm" svg:x="2.066cm" svg:y="7.618cm">
          <draw:text-box>
            <text:p><text:span text:style-name="T3">3.2</text:span></text:p>
          </draw:text-box>
        </draw:frame>
        <draw:frame draw:style-name="gr58" draw:text-style-name="P6" draw:layer="layout" svg:width="1.416cm" svg:height="0.806cm" svg:x="2.066cm" svg:y="11.718cm">
          <draw:text-box>
            <text:p><text:span text:style-name="T3">100</text:span></text:p>
          </draw:text-box>
        </draw:frame>
        <draw:frame draw:style-name="gr58" draw:text-style-name="P6" draw:layer="layout" svg:width="1.416cm" svg:height="0.806cm" svg:x="2.366cm" svg:y="12.718cm">
          <draw:text-box>
            <text:p><text:span text:style-name="T3">50</text:span></text:p>
          </draw:text-box>
        </draw:frame>
        <draw:frame draw:style-name="gr58" draw:text-style-name="P6" draw:layer="layout" svg:width="1.416cm" svg:height="0.806cm" svg:x="2.566cm" svg:y="13.818cm">
          <draw:text-box>
            <text:p><text:span text:style-name="T3">0</text:span></text:p>
          </draw:text-box>
        </draw:frame>
        <draw:frame draw:style-name="gr58" draw:text-style-name="P6" draw:layer="layout" svg:width="3.302cm" svg:height="0.806cm" svg:x="2.078cm" svg:y="8.542cm">
          <draw:text-box>
            <text:p><text:span text:style-name="T3">3.0</text:span></text:p>
          </draw:text-box>
        </draw:frame>
        <draw:custom-shape draw:style-name="gr60" draw:text-style-name="P3" draw:layer="layout" svg:width="21.614cm" svg:height="1.016cm" svg:x="1.616cm" svg:y="14.586cm">
          <text:p/>
          <draw:enhanced-geometry svg:viewBox="0 0 21600 21600" draw:mirror-vertical="true" draw:type="rectangle" draw:enhanced-path="M 0 0 L 21600 0 21600 21600 0 21600 0 0 Z N"/>
        </draw:custom-shape>
        <draw:frame draw:style-name="gr58" draw:text-style-name="P6" draw:layer="layout" svg:width="19.358cm" svg:height="0.806cm" svg:x="3.872cm" svg:y="14.378cm">
          <draw:text-box>
            <text:p><text:span text:style-name="T3">0 <text:s text:c="16"/>100 <text:s text:c="14"/>200 <text:s text:c="15"/>300 <text:s text:c="15"/>400 <text:s text:c="14"/>500 <text:s text:c="15"/>600 </text:span></text:p>
          </draw:text-box>
        </draw:frame>
        <draw:frame draw:style-name="gr18" draw:text-style-name="P11" draw:layer="layout" svg:width="4.037cm" svg:height="0.962cm" svg:x="10.368cm" svg:y="14.696cm">
          <draw:text-box>
            <text:p>Time (U.arb)</text:p>
          </draw:text-box>
        </draw:frame>
        <draw:custom-shape draw:style-name="gr61" draw:text-style-name="P3" draw:layer="layout" svg:width="4.572cm" svg:height="6.742cm" svg:x="23.174cm" svg:y="0.37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3.444cm" svg:y1="1.07cm" svg:x2="24.714cm" svg:y2="1.07cm">
          <text:p/>
        </draw:line>
        <draw:line draw:style-name="gr62" draw:text-style-name="P12" draw:layer="layout" svg:x1="23.444cm" svg:y1="4.917cm" svg:x2="24.714cm" svg:y2="4.917cm">
          <text:p/>
        </draw:line>
        <draw:line draw:style-name="gr22" draw:text-style-name="P12" draw:layer="layout" svg:x1="23.444cm" svg:y1="6.635cm" svg:x2="24.714cm" svg:y2="6.635cm">
          <text:p/>
        </draw:line>
        <draw:line draw:style-name="gr21" draw:text-style-name="P12" draw:layer="layout" svg:x1="23.444cm" svg:y1="3.018cm" svg:x2="24.714cm" svg:y2="3.018cm">
          <text:p/>
        </draw:line>
        <draw:frame draw:style-name="gr63" draw:text-style-name="P15" draw:layer="layout" svg:width="2.734cm" svg:height="1.191cm" svg:x="24.698cm" svg:y="2.407cm">
          <draw:text-box>
            <text:p text:style-name="P14"><text:span text:style-name="T5">Coherent </text:span></text:p>
            <text:p text:style-name="P14"><text:span text:style-name="T5">Perturbation</text:span></text:p>
          </draw:text-box>
        </draw:frame>
        <draw:frame draw:style-name="gr63" draw:text-style-name="P15" draw:layer="layout" svg:width="2.734cm" svg:height="1.191cm" svg:x="24.698cm" svg:y="4.343cm">
          <draw:text-box>
            <text:p text:style-name="P14"><text:span text:style-name="T5">Incoherent </text:span></text:p>
            <text:p text:style-name="P14"><text:span text:style-name="T5">Perturbation</text:span></text:p>
          </draw:text-box>
        </draw:frame>
        <draw:frame draw:style-name="gr64" draw:text-style-name="P15" draw:layer="layout" svg:width="2.734cm" svg:height="0.804cm" svg:x="24.698cm" svg:y="6.308cm">
          <draw:text-box>
            <text:p text:style-name="P14"><text:span text:style-name="T5">Intensity</text:span></text:p>
          </draw:text-box>
        </draw:frame>
        <draw:frame draw:style-name="gr63" draw:text-style-name="P15" draw:layer="layout" svg:width="2.734cm" svg:height="1.191cm" svg:x="24.698cm" svg:y="0.709cm">
          <draw:text-box>
            <text:p text:style-name="P14"><text:span text:style-name="T5">Net gain</text:span></text:p>
          </draw:text-box>
        </draw:frame>
        <draw:custom-shape draw:style-name="gr65" draw:text-style-name="P3" draw:layer="layout" svg:width="7.366cm" svg:height="2.794cm" svg:x="19.558cm" svg:y="-2.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4" draw:layer="layout" svg:width="19.798cm" svg:height="11.136cm" svg:x="0.6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7:18:12.840168812</meta:creation-date>
    <meta:editing-duration>PT1H33M8S</meta:editing-duration>
    <meta:editing-cycles>4</meta:editing-cycles>
    <meta:generator>LibreOffice/6.4.7.2$Linux_X86_64 LibreOffice_project/40$Build-2</meta:generator>
    <dc:date>2022-07-15T17:46:55.947103496</dc:date>
    <meta:document-statistic meta:object-count="489"/>
  </office:meta>
</office:document-meta>
</file>

<file path=Object 1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10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11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12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13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14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15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16/content.xml><?xml version="1.0" encoding="utf-8"?>
<math xmlns="http://www.w3.org/1998/Math/MathML" display="block">
  <semantics>
    <mrow>
      <msub>
        <mi>μ</mi>
        <mn>1</mn>
      </msub>
      <mo stretchy="false">=</mo>
      <mn>2.43</mn>
    </mrow>
    <annotation encoding="StarMath 5.0">%mu_1 = 2.43</annotation>
  </semantics>
</math>
</file>

<file path=Object 17/content.xml><?xml version="1.0" encoding="utf-8"?>
<math xmlns="http://www.w3.org/1998/Math/MathML" display="block">
  <semantics>
    <mfrac>
      <mn>1</mn>
      <mrow>
        <mi>δ</mi>
        <mi>μ</mi>
      </mrow>
    </mfrac>
    <annotation encoding="StarMath 5.0">{1} over {%delta%mu} </annotation>
  </semantics>
</math>
</file>

<file path=Object 18/content.xml><?xml version="1.0" encoding="utf-8"?>
<math xmlns="http://www.w3.org/1998/Math/MathML" display="block">
  <semantics>
    <mrow>
      <mi mathvariant="normal">Δ</mi>
      <mi>t</mi>
    </mrow>
    <annotation encoding="StarMath 5.0">%DELTA t
</annotation>
  </semantics>
</math>
</file>

<file path=Object 19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2/content.xml><?xml version="1.0" encoding="utf-8"?>
<math xmlns="http://www.w3.org/1998/Math/MathML" display="block">
  <semantics>
    <mrow>
      <mi>δ</mi>
      <mrow>
        <mi>μ</mi>
        <mo stretchy="false">=</mo>
        <mn>0.6</mn>
      </mrow>
    </mrow>
    <annotation encoding="StarMath 5.0">%delta %mu = 0.6</annotation>
  </semantics>
</math>
</file>

<file path=Object 20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21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22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23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24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25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26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27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28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29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3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30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31/content.xml><?xml version="1.0" encoding="utf-8"?>
<math xmlns="http://www.w3.org/1998/Math/MathML" display="block">
  <semantics>
    <msub>
      <mi>μ</mi>
      <mn>2</mn>
    </msub>
    <annotation encoding="StarMath 5.0">%mu_2</annotation>
  </semantics>
</math>
</file>

<file path=Object 32/content.xml><?xml version="1.0" encoding="utf-8"?>
<math xmlns="http://www.w3.org/1998/Math/MathML" display="block">
  <semantics>
    <msub>
      <mi>μ</mi>
      <mn>1</mn>
    </msub>
    <annotation encoding="StarMath 5.0">%mu_1</annotation>
  </semantics>
</math>
</file>

<file path=Object 33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34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4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5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6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7/content.xml><?xml version="1.0" encoding="utf-8"?>
<math xmlns="http://www.w3.org/1998/Math/MathML" display="block">
  <semantics>
    <mrow>
      <msub>
        <mi>μ</mi>
        <mn>1</mn>
      </msub>
      <mo stretchy="false">=</mo>
      <mn>2.8</mn>
    </mrow>
    <annotation encoding="StarMath 5.0">%mu_1 = 2.8</annotation>
  </semantics>
</math>
</file>

<file path=Object 8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

<file path=Object 9/content.xml><?xml version="1.0" encoding="utf-8"?>
<math xmlns="http://www.w3.org/1998/Math/MathML" display="block">
  <semantics>
    <mrow>
      <mi mathvariant="italic">Intensity</mi>
      <mrow>
        <mo fence="true" stretchy="false">(</mo>
        <mrow>
          <mrow>
            <mi>U</mi>
            <mi>.</mi>
            <mi mathvariant="italic">arb</mi>
          </mrow>
        </mrow>
        <mo fence="true" stretchy="false">)</mo>
      </mrow>
    </mrow>
    <annotation encoding="StarMath 5.0">Intensity (U.arb)</annotation>
  </semantics>
</math>
</file>